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1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3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2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5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5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8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86"/>
        </table:table-row>
        <table:table-row table:style-name="ro2">
          <table:table-cell table:number-columns-repeated="8" table:style-name="ce89"/>
          <table:table-cell table:style-name="ce86"/>
          <table:table-cell table:style-name="ce88"/>
          <table:table-cell table:style-name="ce86"/>
          <table:table-cell office:value-type="string" table:style-name="ce87">
            <text:p><text:s text:c="3"/>單位︰人</text:p>
          </table:table-cell>
          <table:table-cell table:number-columns-repeated="16372" table:style-name="ce86"/>
        </table:table-row>
        <table:table-row table:style-name="ro3">
          <table:table-cell office:value-type="string" table:number-columns-spanned="1" table:number-rows-spanned="4" table:style-name="ce191">
            <text:p>年月別</text:p>
          </table:table-cell>
          <table:table-cell office:value-type="string" table:number-columns-spanned="1" table:number-rows-spanned="4" table:style-name="ce192">
            <text:p>性別</text:p>
          </table:table-cell>
          <table:table-cell office:value-type="string" table:style-name="ce85">
            <text:p>婚生、非婚生及無依兒童</text:p>
          </table:table-cell>
          <table:table-cell table:number-columns-repeated="2" table:style-name="ce84"/>
          <table:table-cell table:style-name="ce83"/>
          <table:table-cell office:value-type="string" table:number-columns-spanned="3" table:number-rows-spanned="1" table:style-name="ce194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6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8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6">
            <text:p>合計</text:p>
          </table:table-cell>
          <table:table-cell office:value-type="string" table:number-columns-spanned="1" table:number-rows-spanned="3" table:style-name="ce186">
            <text:p>婚生</text:p>
          </table:table-cell>
          <table:table-cell office:value-type="string" table:number-columns-spanned="1" table:number-rows-spanned="3" table:style-name="ce187">
            <text:p>非婚生</text:p>
          </table:table-cell>
          <table:table-cell office:value-type="string" table:number-columns-spanned="1" table:number-rows-spanned="3" table:style-name="ce186">
            <text:p>無依兒童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9">
            <text:p>87 年</text:p>
          </table:table-cell>
          <table:table-cell office:value-type="string" table:style-name="ce55">
            <text:p>計</text:p>
          </table:table-cell>
          <table:table-cell office:value-type="float" office:value="271450" table:style-name="ce54">
            <text:p><text:s text:c="3"/>271,450</text:p>
          </table:table-cell>
          <table:table-cell office:value-type="float" office:value="262081" table:style-name="ce54">
            <text:p><text:s text:c="3"/>262,081</text:p>
          </table:table-cell>
          <table:table-cell office:value-type="float" office:value="9294" table:style-name="ce54">
            <text:p><text:s text:c="3"/>9,294</text:p>
          </table:table-cell>
          <table:table-cell office:value-type="float" office:value="75" table:style-name="ce54">
            <text:p><text:s text:c="3"/>75</text:p>
          </table:table-cell>
          <table:table-cell office:value-type="float" office:value="257546" table:number-columns-spanned="1" table:number-rows-spanned="3" table:style-name="ce190">
            <text:p><text:s text:c="3"/>257,546</text:p>
          </table:table-cell>
          <table:table-cell office:value-type="float" office:value="13904" table:number-columns-spanned="2" table:number-rows-spanned="3" table:style-name="ce193">
            <text:p>13,904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79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79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7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88 年</text:p>
          </table:table-cell>
          <table:table-cell office:value-type="string" table:style-name="ce55">
            <text:p>計</text:p>
          </table:table-cell>
          <table:table-cell office:value-type="float" office:value="283661" table:style-name="ce54">
            <text:p><text:s text:c="3"/>283,661</text:p>
          </table:table-cell>
          <table:table-cell office:value-type="float" office:value="274495" table:style-name="ce81">
            <text:p><text:s text:c="3"/>274,495</text:p>
          </table:table-cell>
          <table:table-cell office:value-type="float" office:value="9083" table:style-name="ce54">
            <text:p><text:s text:c="3"/>9,083</text:p>
          </table:table-cell>
          <table:table-cell office:value-type="float" office:value="83" table:style-name="ce81">
            <text:p><text:s text:c="3"/>83</text:p>
          </table:table-cell>
          <table:table-cell office:value-type="float" office:value="266505" table:number-columns-spanned="1" table:number-rows-spanned="3" table:style-name="ce190">
            <text:p><text:s text:c="3"/>266,505</text:p>
          </table:table-cell>
          <table:table-cell office:value-type="float" office:value="17156" table:number-columns-spanned="2" table:number-rows-spanned="3" table:style-name="ce195">
            <text:p>17,156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79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89 年</text:p>
          </table:table-cell>
          <table:table-cell office:value-type="string" table:style-name="ce55">
            <text:p>計</text:p>
          </table:table-cell>
          <table:table-cell office:value-type="float" office:value="305312" table:style-name="ce54">
            <text:p><text:s text:c="3"/>305,312</text:p>
          </table:table-cell>
          <table:table-cell office:value-type="float" office:value="295294" table:style-name="ce54">
            <text:p><text:s text:c="3"/>295,294</text:p>
          </table:table-cell>
          <table:table-cell office:value-type="float" office:value="9952" table:style-name="ce54">
            <text:p><text:s text:c="3"/>9,952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282073" table:number-columns-spanned="1" table:number-rows-spanned="3" table:style-name="ce190">
            <text:p><text:s text:c="3"/>282,073</text:p>
          </table:table-cell>
          <table:table-cell office:value-type="float" office:value="23239" table:number-columns-spanned="2" table:number-rows-spanned="3" table:style-name="ce193">
            <text:p>23,239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79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7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90 年</text:p>
          </table:table-cell>
          <table:table-cell office:value-type="string" table:style-name="ce55">
            <text:p>計</text:p>
          </table:table-cell>
          <table:table-cell office:value-type="float" office:value="260354" table:style-name="ce54">
            <text:p><text:s text:c="3"/>260,354</text:p>
          </table:table-cell>
          <table:table-cell office:value-type="float" office:value="250858" table:style-name="ce54">
            <text:p><text:s text:c="3"/>250,858</text:p>
          </table:table-cell>
          <table:table-cell office:value-type="float" office:value="9433" table:style-name="ce54">
            <text:p><text:s text:c="3"/>9,433</text:p>
          </table:table-cell>
          <table:table-cell office:value-type="float" office:value="63" table:style-name="ce54">
            <text:p><text:s text:c="3"/>63</text:p>
          </table:table-cell>
          <table:table-cell office:value-type="float" office:value="232608" table:number-columns-spanned="1" table:number-rows-spanned="3" table:style-name="ce190">
            <text:p><text:s text:c="3"/>232,608</text:p>
          </table:table-cell>
          <table:table-cell office:value-type="float" office:value="27746" table:number-columns-spanned="2" table:number-rows-spanned="3" table:style-name="ce195">
            <text:p>27,746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79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7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91 年</text:p>
          </table:table-cell>
          <table:table-cell office:value-type="string" table:style-name="ce55">
            <text:p>計</text:p>
          </table:table-cell>
          <table:table-cell office:value-type="float" office:value="247530" table:style-name="ce54">
            <text:p><text:s text:c="3"/>247,530</text:p>
          </table:table-cell>
          <table:table-cell office:value-type="float" office:value="238521" table:style-name="ce54">
            <text:p><text:s text:c="3"/>238,521</text:p>
          </table:table-cell>
          <table:table-cell office:value-type="float" office:value="8945" table:style-name="ce54">
            <text:p><text:s text:c="3"/>8,945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216697" table:number-columns-spanned="1" table:number-rows-spanned="3" table:style-name="ce190">
            <text:p><text:s text:c="3"/>216,697</text:p>
          </table:table-cell>
          <table:table-cell office:value-type="float" office:value="30833" table:number-columns-spanned="2" table:number-rows-spanned="3" table:style-name="ce195">
            <text:p>30,833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79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80"/>
          <table:table-cell table:number-columns-repeated="16371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27070" table:style-name="ce54">
            <text:p><text:s text:c="3"/>227,070</text:p>
          </table:table-cell>
          <table:table-cell office:value-type="float" office:value="218978" table:style-name="ce54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196722" table:number-columns-spanned="1" table:number-rows-spanned="3" table:style-name="ce190">
            <text:p><text:s text:c="3"/>196,722</text:p>
          </table:table-cell>
          <table:table-cell office:value-type="float" office:value="30348" table:number-columns-spanned="2" table:number-rows-spanned="3" table:style-name="ce195">
            <text:p>30,348<text:s/></text:p>
          </table:table-cell>
          <table:covered-table-cell/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2 年</text:p>
          </table:table-cell>
          <table:table-cell office:value-type="string" table:style-name="ce52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79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2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16419" table:style-name="ce54">
            <text:p><text:s text:c="3"/>216,419</text:p>
          </table:table-cell>
          <table:table-cell office:value-type="float" office:value="208471" table:style-name="ce54">
            <text:p><text:s text:c="3"/>208,471</text:p>
          </table:table-cell>
          <table:table-cell office:value-type="float" office:value="7887" table:style-name="ce54">
            <text:p><text:s text:c="3"/>7,887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187753" table:style-name="ce54">
            <text:p><text:s text:c="3"/>187,753</text:p>
          </table:table-cell>
          <table:table-cell office:value-type="float" office:value="11206" table:style-name="ce54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3 年</text:p>
          </table:table-cell>
          <table:table-cell office:value-type="string" table:style-name="ce52">
            <text:p>男</text:p>
          </table:table-cell>
          <table:table-cell office:value-type="float" office:value="113639" table:style-name="ce67">
            <text:p><text:s text:c="3"/>113,639</text:p>
          </table:table-cell>
          <table:table-cell office:value-type="float" office:value="109450" table:style-name="ce67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98704" table:style-name="ce67">
            <text:p><text:s text:c="3"/>98,704</text:p>
          </table:table-cell>
          <table:table-cell office:value-type="float" office:value="5885" table:style-name="ce67">
            <text:p><text:s text:c="3"/>5,885</text:p>
          </table:table-cell>
          <table:table-cell office:value-type="float" office:value="9050" table:style-name="ce67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62">
            <text:p>女</text:p>
          </table:table-cell>
          <table:table-cell office:value-type="float" office:value="102780" table:style-name="ce63">
            <text:p><text:s text:c="3"/>102,780</text:p>
          </table:table-cell>
          <table:table-cell office:value-type="float" office:value="99021" table:style-name="ce63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89049" table:style-name="ce63">
            <text:p><text:s text:c="3"/>89,049</text:p>
          </table:table-cell>
          <table:table-cell office:value-type="float" office:value="5321" table:style-name="ce63">
            <text:p><text:s text:c="3"/>5,321</text:p>
          </table:table-cell>
          <table:table-cell office:value-type="float" office:value="8410" table:style-name="ce6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5854" table:style-name="ce54">
            <text:p><text:s text:c="3"/>205,854</text:p>
          </table:table-cell>
          <table:table-cell office:value-type="float" office:value="197572" table:style-name="ce54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9345" table:style-name="ce54">
            <text:p><text:s text:c="3"/>179,345</text:p>
          </table:table-cell>
          <table:table-cell office:value-type="float" office:value="10022" table:style-name="ce54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4 年</text:p>
          </table:table-cell>
          <table:table-cell office:value-type="string" table:style-name="ce52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04459" table:style-name="ce54">
            <text:p><text:s text:c="3"/>204,459</text:p>
          </table:table-cell>
          <table:table-cell office:value-type="float" office:value="195864" table:style-name="ce54">
            <text:p><text:s text:c="3"/>195,864</text:p>
          </table:table-cell>
          <table:table-cell office:value-type="float" office:value="8560" table:style-name="ce54">
            <text:p><text:s text:c="3"/>8,560</text:p>
          </table:table-cell>
          <table:table-cell office:value-type="float" office:value="35" table:style-name="ce54">
            <text:p><text:s text:c="3"/>35</text:p>
          </table:table-cell>
          <table:table-cell office:value-type="float" office:value="180556" table:style-name="ce54">
            <text:p><text:s text:c="3"/>180,556</text:p>
          </table:table-cell>
          <table:table-cell office:value-type="float" office:value="10423" table:style-name="ce54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5 年</text:p>
          </table:table-cell>
          <table:table-cell office:value-type="string" table:style-name="ce52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4414" table:style-name="ce54">
            <text:p><text:s text:c="3"/>204,414</text:p>
          </table:table-cell>
          <table:table-cell office:value-type="float" office:value="195375" table:style-name="ce54">
            <text:p><text:s text:c="3"/>195,375</text:p>
          </table:table-cell>
          <table:table-cell office:value-type="float" office:value="8979" table:style-name="ce54">
            <text:p><text:s text:c="3"/>8,979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183509" table:style-name="ce54">
            <text:p><text:s text:c="3"/>183,509</text:p>
          </table:table-cell>
          <table:table-cell office:value-type="float" office:value="10117" table:style-name="ce54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6 年</text:p>
          </table:table-cell>
          <table:table-cell office:value-type="string" table:style-name="ce52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1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198733" table:style-name="ce70">
            <text:p><text:s text:c="3"/>198,733</text:p>
          </table:table-cell>
          <table:table-cell office:value-type="float" office:value="190498" table:style-name="ce70">
            <text:p><text:s text:c="3"/>190,498</text:p>
          </table:table-cell>
          <table:table-cell office:value-type="float" office:value="8195" table:style-name="ce70">
            <text:p><text:s text:c="3"/>8,195</text:p>
          </table:table-cell>
          <table:table-cell office:value-type="float" office:value="40" table:style-name="ce70">
            <text:p><text:s text:c="3"/>40</text:p>
          </table:table-cell>
          <table:table-cell office:value-type="float" office:value="179647" table:style-name="ce70">
            <text:p><text:s text:c="3"/>179,647</text:p>
          </table:table-cell>
          <table:table-cell office:value-type="float" office:value="9834" table:style-name="ce70">
            <text:p><text:s text:c="3"/>9,834</text:p>
          </table:table-cell>
          <table:table-cell office:value-type="float" office:value="9252" table:style-name="ce76">
            <text:p><text:s text:c="3"/>9,252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7 年</text:p>
          </table:table-cell>
          <table:table-cell office:value-type="string" table:style-name="ce52">
            <text:p>男</text:p>
          </table:table-cell>
          <table:table-cell office:value-type="float" office:value="103937" table:style-name="ce68">
            <text:p><text:s text:c="3"/>103,937</text:p>
          </table:table-cell>
          <table:table-cell office:value-type="float" office:value="99790" table:style-name="ce68">
            <text:p><text:s text:c="3"/>99,790</text:p>
          </table:table-cell>
          <table:table-cell office:value-type="float" office:value="4124" table:style-name="ce68">
            <text:p><text:s text:c="3"/>4,12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93858" table:style-name="ce68">
            <text:p><text:s text:c="3"/>93,858</text:p>
          </table:table-cell>
          <table:table-cell office:value-type="float" office:value="5211" table:style-name="ce68">
            <text:p><text:s text:c="3"/>5,211</text:p>
          </table:table-cell>
          <table:table-cell office:value-type="float" office:value="4868" table:style-name="ce67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6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191310" table:style-name="ce54">
            <text:p><text:s text:c="3"/>191,310</text:p>
          </table:table-cell>
          <table:table-cell office:value-type="float" office:value="183801" table:style-name="ce54">
            <text:p><text:s text:c="3"/>183,801</text:p>
          </table:table-cell>
          <table:table-cell office:value-type="float" office:value="7472" table:style-name="ce54">
            <text:p><text:s text:c="3"/>7,47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4698" table:style-name="ce54">
            <text:p><text:s text:c="3"/>174,698</text:p>
          </table:table-cell>
          <table:table-cell office:value-type="float" office:value="8871" table:style-name="ce54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8 年</text:p>
          </table:table-cell>
          <table:table-cell office:value-type="string" table:style-name="ce52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2"/>
          <table:table-cell office:value-type="string" table:style-name="ce71">
            <text:p>計</text:p>
          </table:table-cell>
          <table:table-cell office:value-type="float" office:value="166886" table:style-name="ce70">
            <text:p><text:s text:c="3"/>166,886</text:p>
          </table:table-cell>
          <table:table-cell office:value-type="float" office:value="159328" table:style-name="ce70">
            <text:p><text:s text:c="3"/>159,328</text:p>
          </table:table-cell>
          <table:table-cell office:value-type="float" office:value="7532" table:style-name="ce70">
            <text:p><text:s text:c="3"/>7,532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152363" table:style-name="ce70">
            <text:p><text:s text:c="3"/>152,363</text:p>
          </table:table-cell>
          <table:table-cell office:value-type="float" office:value="8185" table:style-name="ce70">
            <text:p><text:s text:c="3"/>8,185</text:p>
          </table:table-cell>
          <table:table-cell office:value-type="float" office:value="6338" table:style-name="ce67">
            <text:p><text:s text:c="3"/>6,338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9 年</text:p>
          </table:table-cell>
          <table:table-cell office:value-type="string" table:style-name="ce65">
            <text:p>男</text:p>
          </table:table-cell>
          <table:table-cell office:value-type="float" office:value="87213" table:style-name="ce68">
            <text:p><text:s text:c="3"/>87,213</text:p>
          </table:table-cell>
          <table:table-cell office:value-type="float" office:value="83286" table:style-name="ce68">
            <text:p><text:s text:c="3"/>83,286</text:p>
          </table:table-cell>
          <table:table-cell office:value-type="float" office:value="3914" table:style-name="ce68">
            <text:p><text:s text:c="3"/>3,914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79528" table:style-name="ce68">
            <text:p><text:s text:c="3"/>79,528</text:p>
          </table:table-cell>
          <table:table-cell office:value-type="float" office:value="4319" table:style-name="ce68">
            <text:p><text:s text:c="3"/>4,319</text:p>
          </table:table-cell>
          <table:table-cell office:value-type="float" office:value="3366" table:style-name="ce67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6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0年</text:p>
          </table:table-cell>
          <table:table-cell office:value-type="string" table:style-name="ce55">
            <text:p>計</text:p>
          </table:table-cell>
          <table:table-cell office:value-type="float" office:value="196627" table:style-name="ce54">
            <text:p><text:s text:c="3"/>196,627</text:p>
          </table:table-cell>
          <table:table-cell office:value-type="float" office:value="189162" table:style-name="ce54">
            <text:p><text:s text:c="3"/>189,162</text:p>
          </table:table-cell>
          <table:table-cell office:value-type="float" office:value="7452" table:style-name="ce54">
            <text:p><text:s text:c="3"/>7,452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181230" table:style-name="ce54">
            <text:p><text:s text:c="3"/>181,230</text:p>
          </table:table-cell>
          <table:table-cell office:value-type="float" office:value="8937" table:style-name="ce54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1年</text:p>
          </table:table-cell>
          <table:table-cell office:value-type="string" table:style-name="ce55">
            <text:p>計</text:p>
          </table:table-cell>
          <table:table-cell office:value-type="float" office:value="229481" table:style-name="ce54">
            <text:p><text:s text:c="3"/>229,481</text:p>
          </table:table-cell>
          <table:table-cell office:value-type="float" office:value="221213" table:style-name="ce54">
            <text:p><text:s text:c="3"/>221,213</text:p>
          </table:table-cell>
          <table:table-cell office:value-type="float" office:value="8250" table:style-name="ce54">
            <text:p><text:s text:c="3"/>8,250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212186" table:style-name="ce54">
            <text:p><text:s text:c="3"/>212,186</text:p>
          </table:table-cell>
          <table:table-cell office:value-type="float" office:value="10056" table:style-name="ce54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2年</text:p>
          </table:table-cell>
          <table:table-cell office:value-type="string" table:style-name="ce55">
            <text:p>計</text:p>
          </table:table-cell>
          <table:table-cell office:value-type="float" office:value="199113" table:style-name="ce54">
            <text:p><text:s text:c="3"/>199,113</text:p>
          </table:table-cell>
          <table:table-cell office:value-type="float" office:value="191137" table:style-name="ce54">
            <text:p><text:s text:c="3"/>191,137</text:p>
          </table:table-cell>
          <table:table-cell office:value-type="float" office:value="7964" table:style-name="ce54">
            <text:p><text:s text:c="3"/>7,964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185194" table:style-name="ce54">
            <text:p><text:s text:c="3"/>185,194</text:p>
          </table:table-cell>
          <table:table-cell office:value-type="float" office:value="8035" table:style-name="ce54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10383" table:style-name="ce60">
            <text:p><text:s text:c="3"/>210,383</text:p>
          </table:table-cell>
          <table:table-cell office:value-type="float" office:value="202534" table:style-name="ce60">
            <text:p><text:s text:c="3"/>202,534</text:p>
          </table:table-cell>
          <table:table-cell office:value-type="float" office:value="7842" table:style-name="ce60">
            <text:p><text:s text:c="3"/>7,842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196545" table:style-name="ce60">
            <text:p><text:s text:c="3"/>196,545</text:p>
          </table:table-cell>
          <table:table-cell office:value-type="float" office:value="8151" table:style-name="ce60">
            <text:p><text:s text:c="3"/>8,151</text:p>
          </table:table-cell>
          <table:table-cell office:value-type="float" office:value="5687" table:style-name="ce60">
            <text:p><text:s text:c="3"/>5,687</text:p>
          </table:table-cell>
          <table:table-cell office:value-type="float" office:value="207864" table:style-name="ce178">
            <text:p><text:s text:c="3"/>207,864</text:p>
          </table:table-cell>
          <table:table-cell office:value-type="float" office:value="665" table:style-name="ce178">
            <text:p><text:s text:c="3"/>665</text:p>
          </table:table-cell>
          <table:table-cell office:value-type="float" office:value="1854" table:style-name="ce179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8817" table:style-name="ce59">
            <text:p><text:s text:c="3"/>108,817</text:p>
          </table:table-cell>
          <table:table-cell office:value-type="float" office:value="104718" table:style-name="ce59">
            <text:p><text:s text:c="3"/>104,718</text:p>
          </table:table-cell>
          <table:table-cell office:value-type="float" office:value="4096" table:style-name="ce59">
            <text:p><text:s text:c="3"/>4,09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101555" table:style-name="ce59">
            <text:p><text:s text:c="3"/>101,555</text:p>
          </table:table-cell>
          <table:table-cell office:value-type="float" office:value="4278" table:style-name="ce59">
            <text:p><text:s text:c="3"/>4,278</text:p>
          </table:table-cell>
          <table:table-cell office:value-type="float" office:value="2984" table:style-name="ce59">
            <text:p><text:s text:c="3"/>2,984</text:p>
          </table:table-cell>
          <table:table-cell office:value-type="float" office:value="107513" table:style-name="ce180">
            <text:p><text:s text:c="3"/>107,513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955" table:style-name="ce181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1566" table:style-name="ce58">
            <text:p><text:s text:c="3"/>101,566</text:p>
          </table:table-cell>
          <table:table-cell office:value-type="float" office:value="97816" table:style-name="ce58">
            <text:p><text:s text:c="3"/>97,816</text:p>
          </table:table-cell>
          <table:table-cell office:value-type="float" office:value="3746" table:style-name="ce58">
            <text:p><text:s text:c="3"/>3,746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94990" table:style-name="ce58">
            <text:p><text:s text:c="3"/>94,990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351" table:style-name="ce182">
            <text:p><text:s text:c="3"/>100,351</text:p>
          </table:table-cell>
          <table:table-cell office:value-type="float" office:value="316" table:style-name="ce182">
            <text:p><text:s text:c="3"/>316</text:p>
          </table:table-cell>
          <table:table-cell office:value-type="float" office:value="899" table:style-name="ce183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213598" table:style-name="ce54">
            <text:p><text:s text:c="3"/>213,598</text:p>
          </table:table-cell>
          <table:table-cell office:value-type="float" office:value="205540" table:style-name="ce54">
            <text:p><text:s text:c="3"/>205,540</text:p>
          </table:table-cell>
          <table:table-cell office:value-type="float" office:value="8050" table:style-name="ce54">
            <text:p><text:s text:c="3"/>8,05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00345" table:style-name="ce54">
            <text:p><text:s text:c="3"/>200,345</text:p>
          </table:table-cell>
          <table:table-cell office:value-type="float" office:value="7340" table:style-name="ce54">
            <text:p><text:s text:c="3"/>7,340</text:p>
          </table:table-cell>
          <table:table-cell office:value-type="float" office:value="5913" table:style-name="ce54">
            <text:p><text:s text:c="3"/>5,913</text:p>
          </table:table-cell>
          <table:table-cell office:value-type="float" office:value="210969" table:style-name="ce54">
            <text:p><text:s text:c="3"/>210,969</text:p>
          </table:table-cell>
          <table:table-cell office:value-type="float" office:value="714" table:style-name="ce54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6586" table:style-name="ce36">
            <text:p><text:s text:c="3"/>16,586</text:p>
          </table:table-cell>
          <table:table-cell office:value-type="float" office:value="15948" table:style-name="ce44">
            <text:p><text:s text:c="3"/>15,948</text:p>
          </table:table-cell>
          <table:table-cell office:value-type="float" office:value="637" table:style-name="ce44">
            <text:p><text:s text:c="3"/>6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517" table:style-name="ce45">
            <text:p><text:s text:c="3"/>15,517</text:p>
          </table:table-cell>
          <table:table-cell office:value-type="float" office:value="603" table:style-name="ce44">
            <text:p><text:s text:c="3"/>603</text:p>
          </table:table-cell>
          <table:table-cell office:value-type="float" office:value="466" table:style-name="ce44">
            <text:p><text:s text:c="3"/>466</text:p>
          </table:table-cell>
          <table:table-cell office:value-type="float" office:value="16378" table:style-name="ce45">
            <text:p><text:s text:c="3"/>16,378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148" table:style-name="ce44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7">
            <text:p><text:s text:c="3"/>8,602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0" table:style-name="ce32">
            <text:p>—</text:p>
          </table:table-cell>
          <table:table-cell office:value-type="float" office:value="8038" table:style-name="ce33">
            <text:p><text:s text:c="3"/>8,038</text:p>
          </table:table-cell>
          <table:table-cell office:value-type="float" office:value="335" table:style-name="ce32">
            <text:p><text:s text:c="3"/>335</text:p>
          </table:table-cell>
          <table:table-cell office:value-type="float" office:value="229" table:style-name="ce32">
            <text:p><text:s text:c="3"/>229</text:p>
          </table:table-cell>
          <table:table-cell office:value-type="float" office:value="8489" table:style-name="ce31">
            <text:p><text:s text:c="3"/>8,489</text:p>
          </table:table-cell>
          <table:table-cell office:value-type="float" office:value="37" table:style-name="ce57">
            <text:p>37</text:p>
          </table:table-cell>
          <table:table-cell office:value-type="float" office:value="76" table:style-name="ce5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84" table:style-name="ce27">
            <text:p><text:s text:c="3"/>7,984</text:p>
          </table:table-cell>
          <table:table-cell office:value-type="float" office:value="7698" table:style-name="ce32">
            <text:p><text:s text:c="3"/>7,698</text:p>
          </table:table-cell>
          <table:table-cell office:value-type="float" office:value="285" table:style-name="ce27">
            <text:p><text:s text:c="3"/>28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479" table:style-name="ce33">
            <text:p><text:s text:c="3"/>7,479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7889" table:style-name="ce31">
            <text:p><text:s text:c="3"/>7,889</text:p>
          </table:table-cell>
          <table:table-cell office:value-type="float" office:value="23" table:style-name="ce57">
            <text:p>23</text:p>
          </table:table-cell>
          <table:table-cell office:value-type="float" office:value="72" table:style-name="ce56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6271" table:style-name="ce36">
            <text:p><text:s text:c="3"/>16,271</text:p>
          </table:table-cell>
          <table:table-cell office:value-type="float" office:value="15699" table:style-name="ce44">
            <text:p><text:s text:c="3"/>15,699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0" table:style-name="ce36">
            <text:p>—</text:p>
          </table:table-cell>
          <table:table-cell office:value-type="float" office:value="15258" table:style-name="ce45">
            <text:p><text:s text:c="3"/>15,258</text:p>
          </table:table-cell>
          <table:table-cell office:value-type="float" office:value="568" table:style-name="ce44">
            <text:p><text:s text:c="3"/>568</text:p>
          </table:table-cell>
          <table:table-cell office:value-type="float" office:value="445" table:style-name="ce44">
            <text:p><text:s text:c="3"/>445</text:p>
          </table:table-cell>
          <table:table-cell office:value-type="float" office:value="16071" table:style-name="ce45">
            <text:p><text:s text:c="3"/>16,071</text:p>
          </table:table-cell>
          <table:table-cell office:value-type="float" office:value="55" table:style-name="ce44">
            <text:p><text:s text:c="3"/>55</text:p>
          </table:table-cell>
          <table:table-cell office:value-type="float" office:value="145" table:style-name="ce44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7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33">
            <text:p><text:s text:c="3"/>7,942</text:p>
          </table:table-cell>
          <table:table-cell office:value-type="float" office:value="315" table:style-name="ce32">
            <text:p><text:s text:c="3"/>315</text:p>
          </table:table-cell>
          <table:table-cell office:value-type="float" office:value="258" table:style-name="ce32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57">
            <text:p>24</text:p>
          </table:table-cell>
          <table:table-cell office:value-type="float" office:value="78" table:style-name="ce56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756" table:style-name="ce27">
            <text:p><text:s text:c="3"/>7,756</text:p>
          </table:table-cell>
          <table:table-cell office:value-type="float" office:value="7485" table:style-name="ce32">
            <text:p><text:s text:c="3"/>7,485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46">
            <text:p>—</text:p>
          </table:table-cell>
          <table:table-cell office:value-type="float" office:value="7316" table:style-name="ce33">
            <text:p><text:s text:c="3"/>7,316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187" table:style-name="ce32">
            <text:p><text:s text:c="3"/>187</text:p>
          </table:table-cell>
          <table:table-cell office:value-type="float" office:value="7658" table:style-name="ce31">
            <text:p><text:s text:c="3"/>7,658</text:p>
          </table:table-cell>
          <table:table-cell office:value-type="float" office:value="31" table:style-name="ce57">
            <text:p>31</text:p>
          </table:table-cell>
          <table:table-cell office:value-type="float" office:value="67" table:style-name="ce56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7203" table:style-name="ce36">
            <text:p><text:s text:c="3"/>17,203</text:p>
          </table:table-cell>
          <table:table-cell office:value-type="float" office:value="16568" table:style-name="ce44">
            <text:p><text:s text:c="3"/>16,568</text:p>
          </table:table-cell>
          <table:table-cell office:value-type="float" office:value="634" table:style-name="ce44">
            <text:p><text:s text:c="3"/>6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6132" table:style-name="ce45">
            <text:p><text:s text:c="3"/>16,132</text:p>
          </table:table-cell>
          <table:table-cell office:value-type="float" office:value="610" table:style-name="ce44">
            <text:p><text:s text:c="3"/>610</text:p>
          </table:table-cell>
          <table:table-cell office:value-type="float" office:value="461" table:style-name="ce44">
            <text:p><text:s text:c="3"/>461</text:p>
          </table:table-cell>
          <table:table-cell office:value-type="float" office:value="16997" table:style-name="ce45">
            <text:p><text:s text:c="3"/>16,997</text:p>
          </table:table-cell>
          <table:table-cell office:value-type="float" office:value="56" table:style-name="ce44">
            <text:p><text:s text:c="3"/>56</text:p>
          </table:table-cell>
          <table:table-cell office:value-type="float" office:value="150" table:style-name="ce44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33">
            <text:p><text:s text:c="3"/>8,396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57">
            <text:p>31</text:p>
          </table:table-cell>
          <table:table-cell office:value-type="float" office:value="70" table:style-name="ce56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2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46">
            <text:p>—</text:p>
          </table:table-cell>
          <table:table-cell office:value-type="float" office:value="7736" table:style-name="ce33">
            <text:p><text:s text:c="3"/>7,736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8164" table:style-name="ce31">
            <text:p><text:s text:c="3"/>8,164</text:p>
          </table:table-cell>
          <table:table-cell office:value-type="float" office:value="25" table:style-name="ce57">
            <text:p>25</text:p>
          </table:table-cell>
          <table:table-cell office:value-type="float" office:value="80" table:style-name="ce56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7530" table:style-name="ce36">
            <text:p><text:s text:c="3"/>17,530</text:p>
          </table:table-cell>
          <table:table-cell office:value-type="float" office:value="16862" table:style-name="ce44">
            <text:p><text:s text:c="3"/>16,862</text:p>
          </table:table-cell>
          <table:table-cell office:value-type="float" office:value="665" table:style-name="ce44">
            <text:p><text:s text:c="3"/>66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6412" table:style-name="ce45">
            <text:p><text:s text:c="3"/>16,412</text:p>
          </table:table-cell>
          <table:table-cell office:value-type="float" office:value="617" table:style-name="ce44">
            <text:p><text:s text:c="3"/>617</text:p>
          </table:table-cell>
          <table:table-cell office:value-type="float" office:value="501" table:style-name="ce44">
            <text:p><text:s text:c="3"/>501</text:p>
          </table:table-cell>
          <table:table-cell office:value-type="float" office:value="17290" table:style-name="ce45">
            <text:p><text:s text:c="3"/>17,290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164" table:style-name="ce44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2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539" table:style-name="ce33">
            <text:p><text:s text:c="3"/>8,539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9013" table:style-name="ce31">
            <text:p><text:s text:c="3"/>9,013</text:p>
          </table:table-cell>
          <table:table-cell office:value-type="float" office:value="41" table:style-name="ce57">
            <text:p>41</text:p>
          </table:table-cell>
          <table:table-cell office:value-type="float" office:value="91" table:style-name="ce56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2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873" table:style-name="ce33">
            <text:p><text:s text:c="3"/>7,87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8277" table:style-name="ce31">
            <text:p><text:s text:c="3"/>8,277</text:p>
          </table:table-cell>
          <table:table-cell office:value-type="float" office:value="35" table:style-name="ce57">
            <text:p>35</text:p>
          </table:table-cell>
          <table:table-cell office:value-type="float" office:value="73" table:style-name="ce56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6836" table:style-name="ce36">
            <text:p><text:s text:c="3"/>16,836</text:p>
          </table:table-cell>
          <table:table-cell office:value-type="float" office:value="16138" table:style-name="ce44">
            <text:p><text:s text:c="3"/>16,138</text:p>
          </table:table-cell>
          <table:table-cell office:value-type="float" office:value="698" table:style-name="ce44">
            <text:p><text:s text:c="3"/>698</text:p>
          </table:table-cell>
          <table:table-cell office:value-type="float" office:value="0" table:style-name="ce36">
            <text:p>—</text:p>
          </table:table-cell>
          <table:table-cell office:value-type="float" office:value="15799" table:style-name="ce45">
            <text:p><text:s text:c="3"/>15,799</text:p>
          </table:table-cell>
          <table:table-cell office:value-type="float" office:value="581" table:style-name="ce44">
            <text:p><text:s text:c="3"/>581</text:p>
          </table:table-cell>
          <table:table-cell office:value-type="float" office:value="456" table:style-name="ce44">
            <text:p><text:s text:c="3"/>456</text:p>
          </table:table-cell>
          <table:table-cell office:value-type="float" office:value="16633" table:style-name="ce45">
            <text:p><text:s text:c="3"/>16,633</text:p>
          </table:table-cell>
          <table:table-cell office:value-type="float" office:value="56" table:style-name="ce44">
            <text:p><text:s text:c="3"/>56</text:p>
          </table:table-cell>
          <table:table-cell office:value-type="float" office:value="147" table:style-name="ce44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2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2">
            <text:p>—</text:p>
          </table:table-cell>
          <table:table-cell office:value-type="float" office:value="8258" table:style-name="ce33">
            <text:p><text:s text:c="3"/>8,258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27" table:style-name="ce57">
            <text:p>27</text:p>
          </table:table-cell>
          <table:table-cell office:value-type="float" office:value="82" table:style-name="ce56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2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46">
            <text:p>—</text:p>
          </table:table-cell>
          <table:table-cell office:value-type="float" office:value="7541" table:style-name="ce33">
            <text:p><text:s text:c="3"/>7,541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7929" table:style-name="ce31">
            <text:p><text:s text:c="3"/>7,929</text:p>
          </table:table-cell>
          <table:table-cell office:value-type="float" office:value="29" table:style-name="ce57">
            <text:p>29</text:p>
          </table:table-cell>
          <table:table-cell office:value-type="float" office:value="65" table:style-name="ce56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7106" table:style-name="ce36">
            <text:p><text:s text:c="3"/>17,106</text:p>
          </table:table-cell>
          <table:table-cell office:value-type="float" office:value="16432" table:style-name="ce44">
            <text:p><text:s text:c="3"/>16,432</text:p>
          </table:table-cell>
          <table:table-cell office:value-type="float" office:value="674" table:style-name="ce44">
            <text:p><text:s text:c="3"/>674</text:p>
          </table:table-cell>
          <table:table-cell office:value-type="float" office:value="0" table:style-name="ce36">
            <text:p>—</text:p>
          </table:table-cell>
          <table:table-cell office:value-type="float" office:value="16045" table:style-name="ce45">
            <text:p><text:s text:c="3"/>16,045</text:p>
          </table:table-cell>
          <table:table-cell office:value-type="float" office:value="599" table:style-name="ce44">
            <text:p><text:s text:c="3"/>599</text:p>
          </table:table-cell>
          <table:table-cell office:value-type="float" office:value="462" table:style-name="ce44">
            <text:p><text:s text:c="3"/>462</text:p>
          </table:table-cell>
          <table:table-cell office:value-type="float" office:value="16907" table:style-name="ce45">
            <text:p><text:s text:c="3"/>16,907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45" table:style-name="ce44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2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2">
            <text:p>—</text:p>
          </table:table-cell>
          <table:table-cell office:value-type="float" office:value="8259" table:style-name="ce33">
            <text:p><text:s text:c="3"/>8,259</text:p>
          </table:table-cell>
          <table:table-cell office:value-type="float" office:value="304" table:style-name="ce32">
            <text:p><text:s text:c="3"/>304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8710" table:style-name="ce31">
            <text:p><text:s text:c="3"/>8,710</text:p>
          </table:table-cell>
          <table:table-cell office:value-type="float" office:value="28" table:style-name="ce57">
            <text:p>28</text:p>
          </table:table-cell>
          <table:table-cell office:value-type="float" office:value="76" table:style-name="ce5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2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46">
            <text:p>—</text:p>
          </table:table-cell>
          <table:table-cell office:value-type="float" office:value="7786" table:style-name="ce33">
            <text:p><text:s text:c="3"/>7,786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8197" table:style-name="ce31">
            <text:p><text:s text:c="3"/>8,197</text:p>
          </table:table-cell>
          <table:table-cell office:value-type="float" office:value="26" table:style-name="ce57">
            <text:p>26</text:p>
          </table:table-cell>
          <table:table-cell office:value-type="float" office:value="69" table:style-name="ce56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20004" table:style-name="ce36">
            <text:p><text:s text:c="3"/>20,004</text:p>
          </table:table-cell>
          <table:table-cell office:value-type="float" office:value="19235" table:style-name="ce44">
            <text:p><text:s text:c="3"/>19,235</text:p>
          </table:table-cell>
          <table:table-cell office:value-type="float" office:value="768" table:style-name="ce44">
            <text:p><text:s text:c="3"/>76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8779" table:style-name="ce45">
            <text:p><text:s text:c="3"/>18,779</text:p>
          </table:table-cell>
          <table:table-cell office:value-type="float" office:value="648" table:style-name="ce44">
            <text:p><text:s text:c="3"/>648</text:p>
          </table:table-cell>
          <table:table-cell office:value-type="float" office:value="577" table:style-name="ce44">
            <text:p><text:s text:c="3"/>577</text:p>
          </table:table-cell>
          <table:table-cell office:value-type="float" office:value="19736" table:style-name="ce45">
            <text:p><text:s text:c="3"/>19,736</text:p>
          </table:table-cell>
          <table:table-cell office:value-type="float" office:value="71" table:style-name="ce44">
            <text:p><text:s text:c="3"/>71</text:p>
          </table:table-cell>
          <table:table-cell office:value-type="float" office:value="197" table:style-name="ce44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2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2">
            <text:p>—</text:p>
          </table:table-cell>
          <table:table-cell office:value-type="float" office:value="9866" table:style-name="ce33">
            <text:p><text:s text:c="3"/>9,866</text:p>
          </table:table-cell>
          <table:table-cell office:value-type="float" office:value="336" table:style-name="ce32">
            <text:p><text:s text:c="3"/>336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10321" table:style-name="ce31">
            <text:p><text:s text:c="3"/>10,321</text:p>
          </table:table-cell>
          <table:table-cell office:value-type="float" office:value="47" table:style-name="ce57">
            <text:p>47</text:p>
          </table:table-cell>
          <table:table-cell office:value-type="float" office:value="109" table:style-name="ce56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2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913" table:style-name="ce33">
            <text:p><text:s text:c="3"/>8,913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9415" table:style-name="ce31">
            <text:p><text:s text:c="3"/>9,415</text:p>
          </table:table-cell>
          <table:table-cell office:value-type="float" office:value="24" table:style-name="ce57">
            <text:p>24</text:p>
          </table:table-cell>
          <table:table-cell office:value-type="float" office:value="88" table:style-name="ce56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8971" table:style-name="ce36">
            <text:p><text:s text:c="3"/>18,971</text:p>
          </table:table-cell>
          <table:table-cell office:value-type="float" office:value="18282" table:style-name="ce44">
            <text:p><text:s text:c="3"/>18,282</text:p>
          </table:table-cell>
          <table:table-cell office:value-type="float" office:value="689" table:style-name="ce44">
            <text:p><text:s text:c="3"/>689</text:p>
          </table:table-cell>
          <table:table-cell office:value-type="float" office:value="0" table:style-name="ce36">
            <text:p>—</text:p>
          </table:table-cell>
          <table:table-cell office:value-type="float" office:value="17828" table:style-name="ce45">
            <text:p><text:s text:c="3"/>17,828</text:p>
          </table:table-cell>
          <table:table-cell office:value-type="float" office:value="601" table:style-name="ce44">
            <text:p><text:s text:c="3"/>601</text:p>
          </table:table-cell>
          <table:table-cell office:value-type="float" office:value="542" table:style-name="ce44">
            <text:p><text:s text:c="3"/>542</text:p>
          </table:table-cell>
          <table:table-cell office:value-type="float" office:value="18731" table:style-name="ce45">
            <text:p><text:s text:c="3"/>18,731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173" table:style-name="ce44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2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2">
            <text:p>—</text:p>
          </table:table-cell>
          <table:table-cell office:value-type="float" office:value="9243" table:style-name="ce33">
            <text:p><text:s text:c="3"/>9,243</text:p>
          </table:table-cell>
          <table:table-cell office:value-type="float" office:value="317" table:style-name="ce32">
            <text:p><text:s text:c="3"/>317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9727" table:style-name="ce31">
            <text:p><text:s text:c="3"/>9,727</text:p>
          </table:table-cell>
          <table:table-cell office:value-type="float" office:value="35" table:style-name="ce57">
            <text:p>35</text:p>
          </table:table-cell>
          <table:table-cell office:value-type="float" office:value="90" table:style-name="ce56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32">
            <text:p><text:s text:c="3"/>8,811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46">
            <text:p>—</text:p>
          </table:table-cell>
          <table:table-cell office:value-type="float" office:value="8585" table:style-name="ce33">
            <text:p><text:s text:c="3"/>8,585</text:p>
          </table:table-cell>
          <table:table-cell office:value-type="float" office:value="284" table:style-name="ce32">
            <text:p><text:s text:c="3"/>284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9004" table:style-name="ce31">
            <text:p><text:s text:c="3"/>9,004</text:p>
          </table:table-cell>
          <table:table-cell office:value-type="float" office:value="32" table:style-name="ce57">
            <text:p>32</text:p>
          </table:table-cell>
          <table:table-cell office:value-type="float" office:value="83" table:style-name="ce56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20582" table:style-name="ce36">
            <text:p><text:s text:c="3"/>20,582</text:p>
          </table:table-cell>
          <table:table-cell office:value-type="float" office:value="19787" table:style-name="ce44">
            <text:p><text:s text:c="3"/>19,787</text:p>
          </table:table-cell>
          <table:table-cell office:value-type="float" office:value="794" table:style-name="ce44">
            <text:p><text:s text:c="3"/>79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9416" table:style-name="ce45">
            <text:p><text:s text:c="3"/>19,416</text:p>
          </table:table-cell>
          <table:table-cell office:value-type="float" office:value="596" table:style-name="ce44">
            <text:p><text:s text:c="3"/>596</text:p>
          </table:table-cell>
          <table:table-cell office:value-type="float" office:value="570" table:style-name="ce44">
            <text:p><text:s text:c="3"/>570</text:p>
          </table:table-cell>
          <table:table-cell office:value-type="float" office:value="20319" table:style-name="ce45">
            <text:p><text:s text:c="3"/>20,319</text:p>
          </table:table-cell>
          <table:table-cell office:value-type="float" office:value="62" table:style-name="ce44">
            <text:p><text:s text:c="3"/>62</text:p>
          </table:table-cell>
          <table:table-cell office:value-type="float" office:value="201" table:style-name="ce44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7">
            <text:p><text:s text:c="3"/>10,642</text:p>
          </table:table-cell>
          <table:table-cell office:value-type="float" office:value="10205" table:style-name="ce32">
            <text:p><text:s text:c="3"/>10,205</text:p>
          </table:table-cell>
          <table:table-cell office:value-type="float" office:value="437" table:style-name="ce27">
            <text:p><text:s text:c="3"/>437</text:p>
          </table:table-cell>
          <table:table-cell office:value-type="float" office:value="0" table:style-name="ce32">
            <text:p>—</text:p>
          </table:table-cell>
          <table:table-cell office:value-type="float" office:value="10033" table:style-name="ce33">
            <text:p><text:s text:c="3"/>10,033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35" table:style-name="ce57">
            <text:p>35</text:p>
          </table:table-cell>
          <table:table-cell office:value-type="float" office:value="93" table:style-name="ce56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940" table:style-name="ce27">
            <text:p><text:s text:c="3"/>9,940</text:p>
          </table:table-cell>
          <table:table-cell office:value-type="float" office:value="9582" table:style-name="ce32">
            <text:p><text:s text:c="3"/>9,582</text:p>
          </table:table-cell>
          <table:table-cell office:value-type="float" office:value="357" table:style-name="ce27">
            <text:p><text:s text:c="3"/>3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383" table:style-name="ce33">
            <text:p><text:s text:c="3"/>9,383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9805" table:style-name="ce31">
            <text:p><text:s text:c="3"/>9,805</text:p>
          </table:table-cell>
          <table:table-cell office:value-type="float" office:value="27" table:style-name="ce57">
            <text:p>27</text:p>
          </table:table-cell>
          <table:table-cell office:value-type="float" office:value="108" table:style-name="ce56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105年</text:p>
            <text:p>截至4月止</text:p>
          </table:table-cell>
          <table:table-cell office:value-type="string" table:style-name="ce55">
            <text:p>計</text:p>
          </table:table-cell>
          <table:table-cell office:value-type="float" office:value="67172" table:style-name="ce54">
            <text:p><text:s text:c="3"/>67,172</text:p>
          </table:table-cell>
          <table:table-cell office:value-type="float" office:value="64650" table:style-name="ce54">
            <text:p><text:s text:c="3"/>64,650</text:p>
          </table:table-cell>
          <table:table-cell office:value-type="float" office:value="2521" table:style-name="ce54">
            <text:p><text:s text:c="3"/>2,52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62965" table:style-name="ce54">
            <text:p><text:s text:c="3"/>62,965</text:p>
          </table:table-cell>
          <table:table-cell office:value-type="float" office:value="2275" table:style-name="ce54">
            <text:p><text:s text:c="3"/>2,275</text:p>
          </table:table-cell>
          <table:table-cell office:value-type="float" office:value="1932" table:style-name="ce54">
            <text:p><text:s text:c="3"/>1,932</text:p>
          </table:table-cell>
          <table:table-cell office:value-type="float" office:value="66358" table:style-name="ce54">
            <text:p><text:s text:c="3"/>66,358</text:p>
          </table:table-cell>
          <table:table-cell office:value-type="float" office:value="223" table:style-name="ce54">
            <text:p><text:s text:c="3"/>223</text:p>
          </table:table-cell>
          <table:table-cell office:value-type="float" office:value="591" table:style-name="ce53">
            <text:p><text:s text:c="3"/>59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34932" table:style-name="ce51">
            <text:p><text:s text:c="3"/>34,932</text:p>
          </table:table-cell>
          <table:table-cell office:value-type="float" office:value="33634" table:style-name="ce51">
            <text:p><text:s text:c="3"/>33,634</text:p>
          </table:table-cell>
          <table:table-cell office:value-type="float" office:value="1298" table:style-name="ce51">
            <text:p><text:s text:c="3"/>1,298</text:p>
          </table:table-cell>
          <table:table-cell office:value-type="float" office:value="0" table:style-name="ce51">
            <text:p>—</text:p>
          </table:table-cell>
          <table:table-cell office:value-type="float" office:value="32814" table:style-name="ce51">
            <text:p><text:s text:c="3"/>32,814</text:p>
          </table:table-cell>
          <table:table-cell office:value-type="float" office:value="1147" table:style-name="ce51">
            <text:p><text:s text:c="3"/>1,147</text:p>
          </table:table-cell>
          <table:table-cell office:value-type="float" office:value="971" table:style-name="ce51">
            <text:p><text:s text:c="3"/>971</text:p>
          </table:table-cell>
          <table:table-cell office:value-type="float" office:value="34557" table:style-name="ce51">
            <text:p><text:s text:c="3"/>34,557</text:p>
          </table:table-cell>
          <table:table-cell office:value-type="float" office:value="98" table:style-name="ce51">
            <text:p><text:s text:c="3"/>98</text:p>
          </table:table-cell>
          <table:table-cell office:value-type="float" office:value="277" table:style-name="ce50">
            <text:p><text:s text:c="3"/>27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32240" table:style-name="ce48">
            <text:p><text:s text:c="3"/>32,240</text:p>
          </table:table-cell>
          <table:table-cell office:value-type="float" office:value="31016" table:style-name="ce48">
            <text:p><text:s text:c="3"/>31,016</text:p>
          </table:table-cell>
          <table:table-cell office:value-type="float" office:value="1223" table:style-name="ce48">
            <text:p><text:s text:c="3"/>1,22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30151" table:style-name="ce48">
            <text:p><text:s text:c="3"/>30,151</text:p>
          </table:table-cell>
          <table:table-cell office:value-type="float" office:value="1128" table:style-name="ce48">
            <text:p><text:s text:c="3"/>1,128</text:p>
          </table:table-cell>
          <table:table-cell office:value-type="float" office:value="961" table:style-name="ce48">
            <text:p><text:s text:c="3"/>961</text:p>
          </table:table-cell>
          <table:table-cell office:value-type="float" office:value="31801" table:style-name="ce48">
            <text:p><text:s text:c="3"/>31,801</text:p>
          </table:table-cell>
          <table:table-cell office:value-type="float" office:value="125" table:style-name="ce48">
            <text:p><text:s text:c="3"/>125</text:p>
          </table:table-cell>
          <table:table-cell office:value-type="float" office:value="314" table:style-name="ce47">
            <text:p><text:s text:c="3"/>314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7190" table:style-name="ce36">
            <text:p><text:s text:c="3"/>17,190</text:p>
          </table:table-cell>
          <table:table-cell office:value-type="float" office:value="16578" table:style-name="ce44">
            <text:p><text:s text:c="3"/>16,578</text:p>
          </table:table-cell>
          <table:table-cell office:value-type="float" office:value="612" table:style-name="ce44">
            <text:p><text:s text:c="3"/>612</text:p>
          </table:table-cell>
          <table:table-cell office:value-type="float" office:value="0" table:style-name="ce36">
            <text:p>—</text:p>
          </table:table-cell>
          <table:table-cell office:value-type="float" office:value="16077" table:style-name="ce45">
            <text:p><text:s text:c="3"/>16,077</text:p>
          </table:table-cell>
          <table:table-cell office:value-type="float" office:value="575" table:style-name="ce44">
            <text:p><text:s text:c="3"/>575</text:p>
          </table:table-cell>
          <table:table-cell office:value-type="float" office:value="538" table:style-name="ce44">
            <text:p><text:s text:c="3"/>538</text:p>
          </table:table-cell>
          <table:table-cell office:value-type="float" office:value="16952" table:style-name="ce45">
            <text:p><text:s text:c="3"/>16,952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174" table:style-name="ce44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015" table:style-name="ce27">
            <text:p><text:s text:c="3"/>9,015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0" table:style-name="ce32">
            <text:p>—</text:p>
          </table:table-cell>
          <table:table-cell office:value-type="float" office:value="8447" table:style-name="ce33">
            <text:p><text:s text:c="3"/>8,447</text:p>
          </table:table-cell>
          <table:table-cell office:value-type="float" office:value="290" table:style-name="ce32">
            <text:p><text:s text:c="3"/>290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8899" table:style-name="ce31">
            <text:p><text:s text:c="3"/>8,899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82" table:style-name="ce3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175" table:style-name="ce27">
            <text:p><text:s text:c="3"/>8,175</text:p>
          </table:table-cell>
          <table:table-cell office:value-type="float" office:value="7874" table:style-name="ce32">
            <text:p><text:s text:c="3"/>7,87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46">
            <text:p>—</text:p>
          </table:table-cell>
          <table:table-cell office:value-type="float" office:value="7630" table:style-name="ce33">
            <text:p><text:s text:c="3"/>7,630</text:p>
          </table:table-cell>
          <table:table-cell office:value-type="float" office:value="285" table:style-name="ce32">
            <text:p><text:s text:c="3"/>285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8053" table:style-name="ce31">
            <text:p><text:s text:c="3"/>8,053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92" table:style-name="ce3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5184" table:style-name="ce36">
            <text:p><text:s text:c="3"/>15,184</text:p>
          </table:table-cell>
          <table:table-cell office:value-type="float" office:value="14649" table:style-name="ce44">
            <text:p><text:s text:c="3"/>14,649</text:p>
          </table:table-cell>
          <table:table-cell office:value-type="float" office:value="534" table:style-name="ce44">
            <text:p><text:s text:c="3"/>5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4231" table:style-name="ce45">
            <text:p><text:s text:c="3"/>14,231</text:p>
          </table:table-cell>
          <table:table-cell office:value-type="float" office:value="564" table:style-name="ce44">
            <text:p><text:s text:c="3"/>564</text:p>
          </table:table-cell>
          <table:table-cell office:value-type="float" office:value="389" table:style-name="ce44">
            <text:p><text:s text:c="3"/>389</text:p>
          </table:table-cell>
          <table:table-cell office:value-type="float" office:value="14997" table:style-name="ce45">
            <text:p><text:s text:c="3"/>14,997</text:p>
          </table:table-cell>
          <table:table-cell office:value-type="float" office:value="57" table:style-name="ce44">
            <text:p><text:s text:c="3"/>57</text:p>
          </table:table-cell>
          <table:table-cell office:value-type="float" office:value="130" table:style-name="ce44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2" table:style-name="ce27">
            <text:p><text:s text:c="3"/>7,852</text:p>
          </table:table-cell>
          <table:table-cell office:value-type="float" office:value="7585" table:style-name="ce32">
            <text:p><text:s text:c="3"/>7,585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0" table:style-name="ce32">
            <text:p>—</text:p>
          </table:table-cell>
          <table:table-cell office:value-type="float" office:value="7379" table:style-name="ce33">
            <text:p><text:s text:c="3"/>7,379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200" table:style-name="ce32">
            <text:p><text:s text:c="3"/>200</text:p>
          </table:table-cell>
          <table:table-cell office:value-type="float" office:value="7767" table:style-name="ce31">
            <text:p><text:s text:c="3"/>7,767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332" table:style-name="ce27">
            <text:p><text:s text:c="3"/>7,332</text:p>
          </table:table-cell>
          <table:table-cell office:value-type="float" office:value="7064" table:style-name="ce32">
            <text:p><text:s text:c="3"/>7,064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52" table:style-name="ce33">
            <text:p><text:s text:c="3"/>6,852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7230" table:style-name="ce31">
            <text:p><text:s text:c="3"/>7,23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68" table:style-name="ce30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9052" table:style-name="ce36">
            <text:p><text:s text:c="3"/>19,052</text:p>
          </table:table-cell>
          <table:table-cell office:value-type="float" office:value="18278" table:style-name="ce44">
            <text:p><text:s text:c="3"/>18,278</text:p>
          </table:table-cell>
          <table:table-cell office:value-type="float" office:value="774" table:style-name="ce44">
            <text:p><text:s text:c="3"/>774</text:p>
          </table:table-cell>
          <table:table-cell office:value-type="float" office:value="0" table:style-name="ce36">
            <text:p>—</text:p>
          </table:table-cell>
          <table:table-cell office:value-type="float" office:value="17891" table:style-name="ce45">
            <text:p><text:s text:c="3"/>17,891</text:p>
          </table:table-cell>
          <table:table-cell office:value-type="float" office:value="626" table:style-name="ce44">
            <text:p><text:s text:c="3"/>626</text:p>
          </table:table-cell>
          <table:table-cell office:value-type="float" office:value="535" table:style-name="ce44">
            <text:p><text:s text:c="3"/>535</text:p>
          </table:table-cell>
          <table:table-cell office:value-type="float" office:value="18846" table:style-name="ce45">
            <text:p><text:s text:c="3"/>18,846</text:p>
          </table:table-cell>
          <table:table-cell office:value-type="float" office:value="50" table:style-name="ce44">
            <text:p><text:s text:c="3"/>50</text:p>
          </table:table-cell>
          <table:table-cell office:value-type="float" office:value="156" table:style-name="ce44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976" table:style-name="ce27">
            <text:p><text:s text:c="3"/>9,976</text:p>
          </table:table-cell>
          <table:table-cell office:value-type="float" office:value="9574" table:style-name="ce32">
            <text:p><text:s text:c="3"/>9,574</text:p>
          </table:table-cell>
          <table:table-cell office:value-type="float" office:value="402" table:style-name="ce27">
            <text:p><text:s text:c="3"/>402</text:p>
          </table:table-cell>
          <table:table-cell office:value-type="float" office:value="0" table:style-name="ce32">
            <text:p>—</text:p>
          </table:table-cell>
          <table:table-cell office:value-type="float" office:value="9407" table:style-name="ce33">
            <text:p><text:s text:c="3"/>9,407</text:p>
          </table:table-cell>
          <table:table-cell office:value-type="float" office:value="318" table:style-name="ce32">
            <text:p><text:s text:c="3"/>318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9892" table:style-name="ce31">
            <text:p><text:s text:c="3"/>9,892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076" table:style-name="ce27">
            <text:p><text:s text:c="3"/>9,076</text:p>
          </table:table-cell>
          <table:table-cell office:value-type="float" office:value="8704" table:style-name="ce40">
            <text:p><text:s text:c="3"/>8,704</text:p>
          </table:table-cell>
          <table:table-cell office:value-type="float" office:value="372" table:style-name="ce43">
            <text:p><text:s text:c="3"/>372</text:p>
          </table:table-cell>
          <table:table-cell office:value-type="float" office:value="0" table:style-name="ce42">
            <text:p>—</text:p>
          </table:table-cell>
          <table:table-cell office:value-type="float" office:value="8484" table:style-name="ce41">
            <text:p><text:s text:c="3"/>8,484</text:p>
          </table:table-cell>
          <table:table-cell office:value-type="float" office:value="308" table:style-name="ce40">
            <text:p><text:s text:c="3"/>308</text:p>
          </table:table-cell>
          <table:table-cell office:value-type="float" office:value="284" table:style-name="ce40">
            <text:p><text:s text:c="3"/>284</text:p>
          </table:table-cell>
          <table:table-cell office:value-type="float" office:value="8954" table:style-name="ce39">
            <text:p><text:s text:c="3"/>8,954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94" table:style-name="ce38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7">
            <text:p>計</text:p>
          </table:table-cell>
          <table:table-cell office:value-type="float" office:value="15746" table:style-name="ce36">
            <text:p><text:s text:c="3"/>15,746</text:p>
          </table:table-cell>
          <table:table-cell office:value-type="float" office:value="15145" table:style-name="ce35">
            <text:p><text:s text:c="3"/>15,145</text:p>
          </table:table-cell>
          <table:table-cell office:value-type="float" office:value="601" table:style-name="ce35">
            <text:p><text:s text:c="3"/>601</text:p>
          </table:table-cell>
          <table:table-cell office:value-type="float" office:value="0" table:style-name="ce27">
            <text:p>—</text:p>
          </table:table-cell>
          <table:table-cell office:value-type="float" office:value="14766" table:style-name="ce31">
            <text:p><text:s text:c="3"/>14,766</text:p>
          </table:table-cell>
          <table:table-cell office:value-type="float" office:value="510" table:style-name="ce35">
            <text:p><text:s text:c="3"/>510</text:p>
          </table:table-cell>
          <table:table-cell office:value-type="float" office:value="470" table:style-name="ce35">
            <text:p><text:s text:c="3"/>470</text:p>
          </table:table-cell>
          <table:table-cell office:value-type="float" office:value="15563" table:style-name="ce31">
            <text:p><text:s text:c="3"/>15,563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131" table:style-name="ce35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089" table:style-name="ce27">
            <text:p><text:s text:c="3"/>8,089</text:p>
          </table:table-cell>
          <table:table-cell office:value-type="float" office:value="7771" table:style-name="ce32">
            <text:p><text:s text:c="3"/>7,771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2">
            <text:p>—</text:p>
          </table:table-cell>
          <table:table-cell office:value-type="float" office:value="7581" table:style-name="ce33">
            <text:p><text:s text:c="3"/>7,581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7999" table:style-name="ce31">
            <text:p><text:s text:c="3"/>7,999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71" table:style-name="ce3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657" table:style-name="ce27">
            <text:p><text:s text:c="3"/>7,657</text:p>
          </table:table-cell>
          <table:table-cell office:value-type="float" office:value="7374" table:style-name="ce23">
            <text:p><text:s text:c="3"/>7,374</text:p>
          </table:table-cell>
          <table:table-cell office:value-type="float" office:value="283" table:style-name="ce26">
            <text:p><text:s text:c="3"/>283</text:p>
          </table:table-cell>
          <table:table-cell office:value-type="float" office:value="0" table:style-name="ce25">
            <text:p>—</text:p>
          </table:table-cell>
          <table:table-cell office:value-type="float" office:value="7185" table:style-name="ce24">
            <text:p><text:s text:c="3"/>7,185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7564" table:style-name="ce22">
            <text:p><text:s text:c="3"/>7,564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60" table:style-name="ce2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5.0599999999999996" table:style-name="ce19">
            <text:p><text:s text:c="3"/>－5.06</text:p>
          </table:table-cell>
          <table:table-cell office:value-type="float" office:value="-5.04" table:style-name="ce19">
            <text:p><text:s text:c="3"/>－5.04</text:p>
          </table:table-cell>
          <table:table-cell office:value-type="float" office:value="-5.65" table:style-name="ce19">
            <text:p><text:s text:c="3"/>－5.65</text:p>
          </table:table-cell>
          <table:table-cell office:value-type="float" office:value="-100" table:style-name="ce19">
            <text:p><text:s text:c="3"/>－100.00</text:p>
          </table:table-cell>
          <table:table-cell office:value-type="float" office:value="-4.84" table:style-name="ce19">
            <text:p><text:s text:c="3"/>－4.84</text:p>
          </table:table-cell>
          <table:table-cell office:value-type="float" office:value="-15.42" table:style-name="ce19">
            <text:p><text:s text:c="3"/>－15.42</text:p>
          </table:table-cell>
          <table:table-cell office:value-type="float" office:value="0.86" table:style-name="ce19">
            <text:p><text:s/>0.86</text:p>
          </table:table-cell>
          <table:table-cell office:value-type="float" office:value="-4.9800000000000004" table:style-name="ce19">
            <text:p><text:s text:c="3"/>－4.98</text:p>
          </table:table-cell>
          <table:table-cell office:value-type="float" office:value="-13.33" table:style-name="ce19">
            <text:p><text:s text:c="3"/>－13.33</text:p>
          </table:table-cell>
          <table:table-cell office:value-type="float" office:value="-11.49" table:style-name="ce18">
            <text:p><text:s text:c="3"/>－11.4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5.96" table:style-name="ce13">
            <text:p><text:s text:c="3"/>－5.96</text:p>
          </table:table-cell>
          <table:table-cell office:value-type="float" office:value="-5.81" table:style-name="ce13">
            <text:p><text:s text:c="3"/>－5.81</text:p>
          </table:table-cell>
          <table:table-cell office:value-type="float" office:value="-9.66" table:style-name="ce13">
            <text:p><text:s text:c="3"/>－9.66</text:p>
          </table:table-cell>
          <table:table-cell office:value-type="float" office:value="0" table:style-name="ce13">
            <text:p>－</text:p>
          </table:table-cell>
          <table:table-cell office:value-type="float" office:value="-5.69" table:style-name="ce13">
            <text:p><text:s text:c="3"/>－5.69</text:p>
          </table:table-cell>
          <table:table-cell office:value-type="float" office:value="-20.6" table:style-name="ce13">
            <text:p><text:s text:c="3"/>－20.60</text:p>
          </table:table-cell>
          <table:table-cell office:value-type="float" office:value="5.68" table:style-name="ce13">
            <text:p><text:s/>5.68</text:p>
          </table:table-cell>
          <table:table-cell office:value-type="float" office:value="-5.77" table:style-name="ce13">
            <text:p><text:s text:c="3"/>－5.77</text:p>
          </table:table-cell>
          <table:table-cell office:value-type="float" office:value="-48.65" table:style-name="ce13">
            <text:p><text:s text:c="3"/>－48.65</text:p>
          </table:table-cell>
          <table:table-cell office:value-type="float" office:value="-6.58" table:style-name="ce12">
            <text:p><text:s text:c="3"/>－6.5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4.0999999999999996" table:style-name="ce10">
            <text:p><text:s text:c="3"/>－4.10</text:p>
          </table:table-cell>
          <table:table-cell office:value-type="float" office:value="-4.21" table:style-name="ce10">
            <text:p><text:s text:c="3"/>－4.21</text:p>
          </table:table-cell>
          <table:table-cell office:value-type="float" office:value="-0.7" table:style-name="ce10">
            <text:p><text:s text:c="3"/>－0.70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-3.93" table:style-name="ce10">
            <text:p><text:s text:c="3"/>－3.93</text:p>
          </table:table-cell>
          <table:table-cell office:value-type="float" office:value="-8.9600000000000009" table:style-name="ce10">
            <text:p><text:s text:c="3"/>－8.96</text:p>
          </table:table-cell>
          <table:table-cell office:value-type="float" office:value="-3.8" table:style-name="ce10">
            <text:p><text:s text:c="3"/>－3.80</text:p>
          </table:table-cell>
          <table:table-cell office:value-type="float" office:value="-4.12" table:style-name="ce10">
            <text:p><text:s text:c="3"/>－4.12</text:p>
          </table:table-cell>
          <table:table-cell office:value-type="float" office:value="43.48" table:style-name="ce10">
            <text:p><text:s/>43.48</text:p>
          </table:table-cell>
          <table:table-cell office:value-type="float" office:value="-16.670000000000002" table:style-name="ce9">
            <text:p><text:s text:c="3"/>－16.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較本年上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-17.350000000000001" table:style-name="ce16">
            <text:p><text:s text:c="3"/>－17.35</text:p>
          </table:table-cell>
          <table:table-cell office:value-type="float" office:value="-17.14" table:style-name="ce16">
            <text:p><text:s text:c="3"/>－17.14</text:p>
          </table:table-cell>
          <table:table-cell office:value-type="float" office:value="-22.35" table:style-name="ce16">
            <text:p><text:s text:c="3"/>－22.35</text:p>
          </table:table-cell>
          <table:table-cell office:value-type="float" office:value="0" table:style-name="ce16">
            <text:p>－</text:p>
          </table:table-cell>
          <table:table-cell office:value-type="float" office:value="-17.47" table:style-name="ce16">
            <text:p><text:s text:c="3"/>－17.47</text:p>
          </table:table-cell>
          <table:table-cell office:value-type="float" office:value="-18.53" table:style-name="ce16">
            <text:p><text:s text:c="3"/>－18.53</text:p>
          </table:table-cell>
          <table:table-cell office:value-type="float" office:value="-12.15" table:style-name="ce16">
            <text:p><text:s text:c="3"/>－12.15</text:p>
          </table:table-cell>
          <table:table-cell office:value-type="float" office:value="-17.420000000000002" table:style-name="ce16">
            <text:p><text:s text:c="3"/>－17.42</text:p>
          </table:table-cell>
          <table:table-cell office:value-type="float" office:value="4" table:style-name="ce16">
            <text:p><text:s/>4.00</text:p>
          </table:table-cell>
          <table:table-cell office:value-type="float" office:value="-16.03" table:style-name="ce15">
            <text:p><text:s text:c="3"/>－16.0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8.920000000000002" table:style-name="ce13">
            <text:p><text:s text:c="3"/>－18.92</text:p>
          </table:table-cell>
          <table:table-cell office:value-type="float" office:value="-18.829999999999998" table:style-name="ce13">
            <text:p><text:s text:c="3"/>－18.83</text:p>
          </table:table-cell>
          <table:table-cell office:value-type="float" office:value="-20.9" table:style-name="ce13">
            <text:p><text:s text:c="3"/>－20.90</text:p>
          </table:table-cell>
          <table:table-cell office:value-type="float" office:value="0" table:style-name="ce13">
            <text:p>－</text:p>
          </table:table-cell>
          <table:table-cell office:value-type="float" office:value="-19.41" table:style-name="ce13">
            <text:p><text:s text:c="3"/>－19.41</text:p>
          </table:table-cell>
          <table:table-cell office:value-type="float" office:value="-16.350000000000001" table:style-name="ce13">
            <text:p><text:s text:c="3"/>－16.35</text:p>
          </table:table-cell>
          <table:table-cell office:value-type="float" office:value="-3.59" table:style-name="ce13">
            <text:p><text:s text:c="3"/>－3.59</text:p>
          </table:table-cell>
          <table:table-cell office:value-type="float" office:value="-19.14" table:style-name="ce13">
            <text:p><text:s text:c="3"/>－19.14</text:p>
          </table:table-cell>
          <table:table-cell office:value-type="float" office:value="-13.64" table:style-name="ce13">
            <text:p><text:s text:c="3"/>－13.64</text:p>
          </table:table-cell>
          <table:table-cell office:value-type="float" office:value="14.52" table:style-name="ce12">
            <text:p><text:s/>14.5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5.63" table:style-name="ce10">
            <text:p><text:s text:c="3"/>－15.63</text:p>
          </table:table-cell>
          <table:table-cell office:value-type="float" office:value="-15.28" table:style-name="ce10">
            <text:p><text:s text:c="3"/>－15.28</text:p>
          </table:table-cell>
          <table:table-cell office:value-type="float" office:value="-23.92" table:style-name="ce10">
            <text:p><text:s text:c="3"/>－23.92</text:p>
          </table:table-cell>
          <table:table-cell office:value-type="float" office:value="0" table:style-name="ce10">
            <text:p>－</text:p>
          </table:table-cell>
          <table:table-cell office:value-type="float" office:value="-15.31" table:style-name="ce10">
            <text:p><text:s text:c="3"/>－15.31</text:p>
          </table:table-cell>
          <table:table-cell office:value-type="float" office:value="-20.78" table:style-name="ce10">
            <text:p><text:s text:c="3"/>－20.78</text:p>
          </table:table-cell>
          <table:table-cell office:value-type="float" office:value="-19.72" table:style-name="ce10">
            <text:p><text:s text:c="3"/>－19.72</text:p>
          </table:table-cell>
          <table:table-cell office:value-type="float" office:value="-15.52" table:style-name="ce10">
            <text:p><text:s text:c="3"/>－15.52</text:p>
          </table:table-cell>
          <table:table-cell office:value-type="float" office:value="17.86" table:style-name="ce10">
            <text:p><text:s/>17.86</text:p>
          </table:table-cell>
          <table:table-cell office:value-type="float" office:value="-36.17" table:style-name="ce9">
            <text:p><text:s text:c="3"/>－36.17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5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86"/>
        </table:table-row>
        <table:table-row table:style-name="ro11">
          <table:table-cell table:style-name="ce86"/>
          <table:table-cell table:number-columns-repeated="2" table:style-name="ce116"/>
          <table:table-cell table:style-name="ce86"/>
          <table:table-cell table:style-name="ce116"/>
          <table:table-cell office:value-type="string" table:style-name="ce116">
            <text:p>中 華 民 國 105 年 4 月 份</text:p>
          </table:table-cell>
          <table:table-cell table:style-name="ce86"/>
          <table:table-cell table:style-name="ce116"/>
          <table:table-cell table:number-columns-repeated="3" table:style-name="ce86"/>
          <table:table-cell office:value-type="string" table:style-name="ce115">
            <text:p><text:s text:c="3"/>單位︰人</text:p>
          </table:table-cell>
          <table:table-cell table:number-columns-repeated="16372" table:style-name="ce86"/>
        </table:table-row>
        <table:table-row table:style-name="ro12">
          <table:table-cell office:value-type="string" table:number-columns-spanned="1" table:number-rows-spanned="4" table:style-name="ce201">
            <text:p>區域別</text:p>
          </table:table-cell>
          <table:table-cell office:value-type="string" table:number-columns-spanned="1" table:number-rows-spanned="4" table:style-name="ce202">
            <text:p>性別</text:p>
          </table:table-cell>
          <table:table-cell office:value-type="string" table:number-columns-spanned="4" table:number-rows-spanned="1" table:style-name="ce20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4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6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6">
            <text:p>合計</text:p>
          </table:table-cell>
          <table:table-cell office:value-type="string" table:number-columns-spanned="1" table:number-rows-spanned="3" table:style-name="ce186">
            <text:p>婚生</text:p>
          </table:table-cell>
          <table:table-cell office:value-type="string" table:number-columns-spanned="1" table:number-rows-spanned="3" table:style-name="ce187">
            <text:p>非婚生</text:p>
          </table:table-cell>
          <table:table-cell office:value-type="string" table:number-columns-spanned="1" table:number-rows-spanned="3" table:style-name="ce186">
            <text:p>無依兒童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14"/>
          <table:table-cell office:value-type="string" table:style-name="ce55">
            <text:p>計</text:p>
          </table:table-cell>
          <table:table-cell office:value-type="float" office:value="15746" table:style-name="ce81">
            <text:p><text:s text:c="3"/>15,746</text:p>
          </table:table-cell>
          <table:table-cell office:value-type="float" office:value="15145" table:style-name="ce54">
            <text:p><text:s text:c="3"/>15,145</text:p>
          </table:table-cell>
          <table:table-cell office:value-type="float" office:value="601" table:style-name="ce54">
            <text:p><text:s text:c="3"/>601</text:p>
          </table:table-cell>
          <table:table-cell office:value-type="float" office:value="0" table:style-name="ce54">
            <text:p>—</text:p>
          </table:table-cell>
          <table:table-cell office:value-type="float" office:value="14766" table:style-name="ce54">
            <text:p><text:s text:c="3"/>14,766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470" table:style-name="ce54">
            <text:p><text:s text:c="3"/>470</text:p>
          </table:table-cell>
          <table:table-cell office:value-type="float" office:value="15563" table:style-name="ce54">
            <text:p><text:s text:c="3"/>15,563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131" table:style-name="ce53">
            <text:p><text:s text:c="3"/>1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總 <text:s text:c="5"/>計</text:p>
          </table:table-cell>
          <table:table-cell office:value-type="string" table:style-name="ce52">
            <text:p>男</text:p>
          </table:table-cell>
          <table:table-cell office:value-type="float" office:value="8089" table:style-name="ce104">
            <text:p><text:s text:c="3"/>8,089</text:p>
          </table:table-cell>
          <table:table-cell office:value-type="float" office:value="7771" table:style-name="ce51">
            <text:p><text:s text:c="3"/>7,771</text:p>
          </table:table-cell>
          <table:table-cell office:value-type="float" office:value="318" table:style-name="ce51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7581" table:style-name="ce51">
            <text:p><text:s text:c="3"/>7,581</text:p>
          </table:table-cell>
          <table:table-cell office:value-type="float" office:value="266" table:style-name="ce51">
            <text:p><text:s text:c="3"/>266</text:p>
          </table:table-cell>
          <table:table-cell office:value-type="float" office:value="242" table:style-name="ce51">
            <text:p><text:s text:c="3"/>242</text:p>
          </table:table-cell>
          <table:table-cell office:value-type="float" office:value="7999" table:style-name="ce51">
            <text:p><text:s text:c="3"/>7,999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71" table:style-name="ce50">
            <text:p><text:s text:c="3"/>71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62">
            <text:p>女</text:p>
          </table:table-cell>
          <table:table-cell office:value-type="float" office:value="7657" table:style-name="ce103">
            <text:p><text:s text:c="3"/>7,657</text:p>
          </table:table-cell>
          <table:table-cell office:value-type="float" office:value="7374" table:style-name="ce51">
            <text:p><text:s text:c="3"/>7,374</text:p>
          </table:table-cell>
          <table:table-cell office:value-type="float" office:value="283" table:style-name="ce51">
            <text:p><text:s text:c="3"/>283</text:p>
          </table:table-cell>
          <table:table-cell office:value-type="float" office:value="0" table:style-name="ce51">
            <text:p>—</text:p>
          </table:table-cell>
          <table:table-cell office:value-type="float" office:value="7185" table:style-name="ce48">
            <text:p><text:s text:c="3"/>7,185</text:p>
          </table:table-cell>
          <table:table-cell office:value-type="float" office:value="244" table:style-name="ce51">
            <text:p><text:s text:c="3"/>244</text:p>
          </table:table-cell>
          <table:table-cell office:value-type="float" office:value="228" table:style-name="ce51">
            <text:p><text:s text:c="3"/>228</text:p>
          </table:table-cell>
          <table:table-cell office:value-type="float" office:value="7564" table:style-name="ce51">
            <text:p><text:s text:c="3"/>7,564</text:p>
          </table:table-cell>
          <table:table-cell office:value-type="float" office:value="33" table:style-name="ce51">
            <text:p><text:s text:c="3"/>33</text:p>
          </table:table-cell>
          <table:table-cell office:value-type="float" office:value="60" table:style-name="ce47">
            <text:p><text:s text:c="3"/>60</text:p>
          </table:table-cell>
          <table:table-cell table:number-columns-repeated="16372" table:style-name="ce4"/>
        </table:table-row>
        <table:table-row table:style-name="ro15">
          <table:table-cell table:style-name="ce112"/>
          <table:table-cell office:value-type="string" table:style-name="ce55">
            <text:p>計</text:p>
          </table:table-cell>
          <table:table-cell office:value-type="float" office:value="2682" table:style-name="ce81">
            <text:p><text:s text:c="3"/>2,682</text:p>
          </table:table-cell>
          <table:table-cell office:value-type="float" office:value="2577" table:style-name="ce81">
            <text:p><text:s text:c="3"/>2,577</text:p>
          </table:table-cell>
          <table:table-cell office:value-type="float" office:value="105" table:style-name="ce81">
            <text:p><text:s text:c="3"/>105</text:p>
          </table:table-cell>
          <table:table-cell office:value-type="float" office:value="0" table:style-name="ce81">
            <text:p>—</text:p>
          </table:table-cell>
          <table:table-cell office:value-type="float" office:value="2486" table:style-name="ce51">
            <text:p><text:s text:c="3"/>2,486</text:p>
          </table:table-cell>
          <table:table-cell office:value-type="float" office:value="123" table:style-name="ce81">
            <text:p><text:s text:c="3"/>123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2638" table:style-name="ce54">
            <text:p><text:s text:c="3"/>2,638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31" table:style-name="ce107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新北市</text:p>
          </table:table-cell>
          <table:table-cell office:value-type="string" table:style-name="ce52">
            <text:p>男</text:p>
          </table:table-cell>
          <table:table-cell office:value-type="float" office:value="1318" table:style-name="ce104">
            <text:p><text:s text:c="3"/>1,318</text:p>
          </table:table-cell>
          <table:table-cell office:value-type="float" office:value="1270" table:style-name="ce104">
            <text:p><text:s text:c="3"/>1,270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0" table:style-name="ce104">
            <text:p>—</text:p>
          </table:table-cell>
          <table:table-cell office:value-type="float" office:value="1216" table:style-name="ce51">
            <text:p><text:s text:c="3"/>1,216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40" table:style-name="ce105">
            <text:p><text:s text:c="3"/>40</text:p>
          </table:table-cell>
          <table:table-cell office:value-type="float" office:value="1292" table:style-name="ce51">
            <text:p><text:s text:c="3"/>1,292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1" table:style-name="ce105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62">
            <text:p>女</text:p>
          </table:table-cell>
          <table:table-cell office:value-type="float" office:value="1364" table:style-name="ce103">
            <text:p><text:s text:c="3"/>1,364</text:p>
          </table:table-cell>
          <table:table-cell office:value-type="float" office:value="1307" table:style-name="ce104">
            <text:p><text:s text:c="3"/>1,307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0" table:style-name="ce103">
            <text:p>—</text:p>
          </table:table-cell>
          <table:table-cell office:value-type="float" office:value="1270" table:style-name="ce48">
            <text:p><text:s text:c="3"/>1,270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33" table:style-name="ce102">
            <text:p><text:s text:c="3"/>33</text:p>
          </table:table-cell>
          <table:table-cell office:value-type="float" office:value="1346" table:style-name="ce48">
            <text:p><text:s text:c="3"/>1,346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0" table:style-name="ce102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12"/>
          <table:table-cell office:value-type="string" table:style-name="ce55">
            <text:p>計</text:p>
          </table:table-cell>
          <table:table-cell office:value-type="float" office:value="2130" table:style-name="ce81">
            <text:p><text:s text:c="3"/>2,130</text:p>
          </table:table-cell>
          <table:table-cell office:value-type="float" office:value="2081" table:style-name="ce81">
            <text:p><text:s text:c="3"/>2,081</text:p>
          </table:table-cell>
          <table:table-cell office:value-type="float" office:value="49" table:style-name="ce81">
            <text:p><text:s text:c="3"/>49</text:p>
          </table:table-cell>
          <table:table-cell office:value-type="float" office:value="0" table:style-name="ce81">
            <text:p>—</text:p>
          </table:table-cell>
          <table:table-cell office:value-type="float" office:value="2047" table:style-name="ce51">
            <text:p><text:s text:c="3"/>2,047</text:p>
          </table:table-cell>
          <table:table-cell office:value-type="float" office:value="50" table:style-name="ce81">
            <text:p><text:s text:c="3"/>50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102" table:style-name="ce54">
            <text:p><text:s text:c="3"/>2,102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1" table:style-name="ce107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臺北市</text:p>
          </table:table-cell>
          <table:table-cell office:value-type="string" table:style-name="ce52">
            <text:p>男</text:p>
          </table:table-cell>
          <table:table-cell office:value-type="float" office:value="1089" table:style-name="ce104">
            <text:p><text:s text:c="3"/>1,089</text:p>
          </table:table-cell>
          <table:table-cell office:value-type="float" office:value="1061" table:style-name="ce104">
            <text:p><text:s text:c="3"/>1,061</text:p>
          </table:table-cell>
          <table:table-cell office:value-type="float" office:value="28" table:style-name="ce104">
            <text:p><text:s text:c="3"/>28</text:p>
          </table:table-cell>
          <table:table-cell office:value-type="float" office:value="0" table:style-name="ce104">
            <text:p>—</text:p>
          </table:table-cell>
          <table:table-cell office:value-type="float" office:value="1049" table:style-name="ce51">
            <text:p><text:s text:c="3"/>1,049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077" table:style-name="ce51">
            <text:p><text:s text:c="3"/>1,077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9" table:style-name="ce105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62">
            <text:p>女</text:p>
          </table:table-cell>
          <table:table-cell office:value-type="float" office:value="1041" table:style-name="ce103">
            <text:p><text:s text:c="3"/>1,041</text:p>
          </table:table-cell>
          <table:table-cell office:value-type="float" office:value="1020" table:style-name="ce104">
            <text:p><text:s text:c="3"/>1,020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0" table:style-name="ce103">
            <text:p>—</text:p>
          </table:table-cell>
          <table:table-cell office:value-type="float" office:value="998" table:style-name="ce48">
            <text:p><text:s text:c="3"/>99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1025" table:style-name="ce48">
            <text:p><text:s text:c="3"/>1,02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2" table:style-name="ce102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1860" table:style-name="ce81">
            <text:p><text:s text:c="3"/>1,860</text:p>
          </table:table-cell>
          <table:table-cell office:value-type="float" office:value="1787" table:style-name="ce81">
            <text:p><text:s text:c="3"/>1,787</text:p>
          </table:table-cell>
          <table:table-cell office:value-type="float" office:value="73" table:style-name="ce81">
            <text:p><text:s text:c="3"/>73</text:p>
          </table:table-cell>
          <table:table-cell office:value-type="float" office:value="0" table:style-name="ce81">
            <text:p>—</text:p>
          </table:table-cell>
          <table:table-cell office:value-type="float" office:value="1734" table:style-name="ce51">
            <text:p><text:s text:c="3"/>1,734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840" table:style-name="ce54">
            <text:p><text:s text:c="3"/>1,840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12" table:style-name="ce10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3">
            <text:p>桃園市</text:p>
          </table:table-cell>
          <table:table-cell office:value-type="string" table:style-name="ce52">
            <text:p>男</text:p>
          </table:table-cell>
          <table:table-cell office:value-type="float" office:value="972" table:style-name="ce104">
            <text:p><text:s text:c="3"/>972</text:p>
          </table:table-cell>
          <table:table-cell office:value-type="float" office:value="934" table:style-name="ce104">
            <text:p><text:s text:c="3"/>934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0" table:style-name="ce104">
            <text:p>—</text:p>
          </table:table-cell>
          <table:table-cell office:value-type="float" office:value="902" table:style-name="ce51">
            <text:p><text:s text:c="3"/>902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40" table:style-name="ce105">
            <text:p><text:s text:c="3"/>40</text:p>
          </table:table-cell>
          <table:table-cell office:value-type="float" office:value="962" table:style-name="ce51">
            <text:p><text:s text:c="3"/>96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7" table:style-name="ce10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62">
            <text:p>女</text:p>
          </table:table-cell>
          <table:table-cell office:value-type="float" office:value="888" table:style-name="ce103">
            <text:p><text:s text:c="3"/>888</text:p>
          </table:table-cell>
          <table:table-cell office:value-type="float" office:value="853" table:style-name="ce104">
            <text:p><text:s text:c="3"/>853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0" table:style-name="ce103">
            <text:p>—</text:p>
          </table:table-cell>
          <table:table-cell office:value-type="float" office:value="832" table:style-name="ce48">
            <text:p><text:s text:c="3"/>832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32" table:style-name="ce102">
            <text:p><text:s text:c="3"/>32</text:p>
          </table:table-cell>
          <table:table-cell office:value-type="float" office:value="878" table:style-name="ce48">
            <text:p><text:s text:c="3"/>87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1852" table:style-name="ce81">
            <text:p><text:s text:c="3"/>1,852</text:p>
          </table:table-cell>
          <table:table-cell office:value-type="float" office:value="1773" table:style-name="ce81">
            <text:p><text:s text:c="3"/>1,773</text:p>
          </table:table-cell>
          <table:table-cell office:value-type="float" office:value="79" table:style-name="ce81">
            <text:p><text:s text:c="3"/>79</text:p>
          </table:table-cell>
          <table:table-cell office:value-type="float" office:value="0" table:style-name="ce81">
            <text:p>—</text:p>
          </table:table-cell>
          <table:table-cell office:value-type="float" office:value="1745" table:style-name="ce51">
            <text:p><text:s text:c="3"/>1,745</text:p>
          </table:table-cell>
          <table:table-cell office:value-type="float" office:value="55" table:style-name="ce81">
            <text:p><text:s text:c="3"/>55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1833" table:style-name="ce54">
            <text:p><text:s text:c="3"/>1,83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3">
            <text:p>臺中市</text:p>
          </table:table-cell>
          <table:table-cell office:value-type="string" table:style-name="ce52">
            <text:p>男</text:p>
          </table:table-cell>
          <table:table-cell office:value-type="float" office:value="965" table:style-name="ce104">
            <text:p><text:s text:c="3"/>965</text:p>
          </table:table-cell>
          <table:table-cell office:value-type="float" office:value="921" table:style-name="ce104">
            <text:p><text:s text:c="3"/>921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0" table:style-name="ce104">
            <text:p>—</text:p>
          </table:table-cell>
          <table:table-cell office:value-type="float" office:value="913" table:style-name="ce51">
            <text:p><text:s text:c="3"/>913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25" table:style-name="ce105">
            <text:p><text:s text:c="3"/>25</text:p>
          </table:table-cell>
          <table:table-cell office:value-type="float" office:value="955" table:style-name="ce51">
            <text:p><text:s text:c="3"/>95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7" table:style-name="ce10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62">
            <text:p>女</text:p>
          </table:table-cell>
          <table:table-cell office:value-type="float" office:value="887" table:style-name="ce103">
            <text:p><text:s text:c="3"/>887</text:p>
          </table:table-cell>
          <table:table-cell office:value-type="float" office:value="852" table:style-name="ce104">
            <text:p><text:s text:c="3"/>852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0" table:style-name="ce103">
            <text:p>—</text:p>
          </table:table-cell>
          <table:table-cell office:value-type="float" office:value="832" table:style-name="ce48">
            <text:p><text:s text:c="3"/>832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27" table:style-name="ce102">
            <text:p><text:s text:c="3"/>27</text:p>
          </table:table-cell>
          <table:table-cell office:value-type="float" office:value="878" table:style-name="ce48">
            <text:p><text:s text:c="3"/>87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7" table:style-name="ce102">
            <text:p><text:s text:c="3"/>7</text:p>
          </table:table-cell>
          <table:table-cell table:style-name="ce80"/>
          <table:table-cell table:number-columns-repeated="16371" table:style-name="ce4"/>
        </table:table-row>
        <table:table-row table:style-name="ro15">
          <table:table-cell table:style-name="ce112"/>
          <table:table-cell office:value-type="string" table:style-name="ce55">
            <text:p>計</text:p>
          </table:table-cell>
          <table:table-cell office:value-type="float" office:value="1063" table:style-name="ce81">
            <text:p><text:s text:c="3"/>1,063</text:p>
          </table:table-cell>
          <table:table-cell office:value-type="float" office:value="1035" table:style-name="ce81">
            <text:p><text:s text:c="3"/>1,035</text:p>
          </table:table-cell>
          <table:table-cell office:value-type="float" office:value="28" table:style-name="ce81">
            <text:p><text:s text:c="3"/>28</text:p>
          </table:table-cell>
          <table:table-cell office:value-type="float" office:value="0" table:style-name="ce81">
            <text:p>—</text:p>
          </table:table-cell>
          <table:table-cell office:value-type="float" office:value="1005" table:style-name="ce51">
            <text:p><text:s text:c="3"/>1,005</text:p>
          </table:table-cell>
          <table:table-cell office:value-type="float" office:value="26" table:style-name="ce81">
            <text:p><text:s text:c="3"/>26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057" table:style-name="ce54">
            <text:p><text:s text:c="3"/>1,05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3">
            <text:p>臺南市</text:p>
          </table:table-cell>
          <table:table-cell office:value-type="string" table:style-name="ce52">
            <text:p>男</text:p>
          </table:table-cell>
          <table:table-cell office:value-type="float" office:value="561" table:style-name="ce104">
            <text:p><text:s text:c="3"/>561</text:p>
          </table:table-cell>
          <table:table-cell office:value-type="float" office:value="547" table:style-name="ce104">
            <text:p><text:s text:c="3"/>547</text:p>
          </table:table-cell>
          <table:table-cell office:value-type="float" office:value="14" table:style-name="ce104">
            <text:p><text:s text:c="3"/>14</text:p>
          </table:table-cell>
          <table:table-cell office:value-type="float" office:value="0" table:style-name="ce104">
            <text:p>—</text:p>
          </table:table-cell>
          <table:table-cell office:value-type="float" office:value="524" table:style-name="ce51">
            <text:p><text:s text:c="3"/>524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559" table:style-name="ce51">
            <text:p><text:s text:c="3"/>559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62">
            <text:p>女</text:p>
          </table:table-cell>
          <table:table-cell office:value-type="float" office:value="502" table:style-name="ce103">
            <text:p><text:s text:c="3"/>502</text:p>
          </table:table-cell>
          <table:table-cell office:value-type="float" office:value="488" table:style-name="ce104">
            <text:p><text:s text:c="3"/>488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0" table:style-name="ce103">
            <text:p>—</text:p>
          </table:table-cell>
          <table:table-cell office:value-type="float" office:value="481" table:style-name="ce48">
            <text:p><text:s text:c="3"/>481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498" table:style-name="ce48">
            <text:p><text:s text:c="3"/>49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12"/>
          <table:table-cell office:value-type="string" table:style-name="ce17">
            <text:p>計</text:p>
          </table:table-cell>
          <table:table-cell office:value-type="float" office:value="1645" table:style-name="ce81">
            <text:p><text:s text:c="3"/>1,645</text:p>
          </table:table-cell>
          <table:table-cell office:value-type="float" office:value="1570" table:style-name="ce81">
            <text:p><text:s text:c="3"/>1,570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0" table:style-name="ce81">
            <text:p>—</text:p>
          </table:table-cell>
          <table:table-cell office:value-type="float" office:value="1541" table:style-name="ce51">
            <text:p><text:s text:c="3"/>1,541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624" table:style-name="ce54">
            <text:p><text:s text:c="3"/>1,624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15" table:style-name="ce10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0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78" table:style-name="ce104">
            <text:p><text:s text:c="3"/>878</text:p>
          </table:table-cell>
          <table:table-cell office:value-type="float" office:value="834" table:style-name="ce104">
            <text:p><text:s text:c="3"/>834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0" table:style-name="ce104">
            <text:p>—</text:p>
          </table:table-cell>
          <table:table-cell office:value-type="float" office:value="814" table:style-name="ce51">
            <text:p><text:s text:c="3"/>814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2" table:style-name="ce105">
            <text:p><text:s text:c="3"/>32</text:p>
          </table:table-cell>
          <table:table-cell office:value-type="float" office:value="869" table:style-name="ce51">
            <text:p><text:s text:c="3"/>869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7" table:style-name="ce10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12"/>
          <table:table-cell office:value-type="string" table:style-name="ce11">
            <text:p>女</text:p>
          </table:table-cell>
          <table:table-cell office:value-type="float" office:value="767" table:style-name="ce103">
            <text:p><text:s text:c="3"/>767</text:p>
          </table:table-cell>
          <table:table-cell office:value-type="float" office:value="736" table:style-name="ce104">
            <text:p><text:s text:c="3"/>736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0" table:style-name="ce103">
            <text:p>—</text:p>
          </table:table-cell>
          <table:table-cell office:value-type="float" office:value="727" table:style-name="ce48">
            <text:p><text:s text:c="3"/>727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8" table:style-name="ce102">
            <text:p><text:s text:c="3"/>18</text:p>
          </table:table-cell>
          <table:table-cell office:value-type="float" office:value="755" table:style-name="ce48">
            <text:p><text:s text:c="3"/>75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8" table:style-name="ce102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17">
            <text:p>計</text:p>
          </table:table-cell>
          <table:table-cell office:value-type="float" office:value="4416" table:style-name="ce81">
            <text:p><text:s text:c="3"/>4,416</text:p>
          </table:table-cell>
          <table:table-cell office:value-type="float" office:value="4227" table:style-name="ce81">
            <text:p><text:s text:c="3"/>4,227</text:p>
          </table:table-cell>
          <table:table-cell office:value-type="float" office:value="189" table:style-name="ce81">
            <text:p><text:s text:c="3"/>189</text:p>
          </table:table-cell>
          <table:table-cell office:value-type="float" office:value="0" table:style-name="ce81">
            <text:p>—</text:p>
          </table:table-cell>
          <table:table-cell office:value-type="float" office:value="4120" table:style-name="ce81">
            <text:p><text:s text:c="3"/>4,120</text:p>
          </table:table-cell>
          <table:table-cell office:value-type="float" office:value="141" table:style-name="ce81">
            <text:p><text:s text:c="3"/>141</text:p>
          </table:table-cell>
          <table:table-cell office:value-type="float" office:value="155" table:style-name="ce81">
            <text:p><text:s text:c="3"/>155</text:p>
          </table:table-cell>
          <table:table-cell office:value-type="float" office:value="4372" table:style-name="ce54">
            <text:p><text:s text:c="3"/>4,372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34" table:style-name="ce107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0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261" table:style-name="ce105">
            <text:p><text:s text:c="3"/>2,261</text:p>
          </table:table-cell>
          <table:table-cell office:value-type="float" office:value="2162" table:style-name="ce104">
            <text:p><text:s text:c="3"/>2,162</text:p>
          </table:table-cell>
          <table:table-cell office:value-type="float" office:value="99" table:style-name="ce104">
            <text:p><text:s text:c="3"/>99</text:p>
          </table:table-cell>
          <table:table-cell office:value-type="float" office:value="0" table:style-name="ce104">
            <text:p>—</text:p>
          </table:table-cell>
          <table:table-cell office:value-type="float" office:value="2123" table:style-name="ce104">
            <text:p><text:s text:c="3"/>2,123</text:p>
          </table:table-cell>
          <table:table-cell office:value-type="float" office:value="70" table:style-name="ce104">
            <text:p><text:s text:c="3"/>7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2240" table:style-name="ce51">
            <text:p><text:s text:c="3"/>2,24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9" table:style-name="ce105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9"/>
          <table:table-cell office:value-type="string" table:style-name="ce11">
            <text:p>女</text:p>
          </table:table-cell>
          <table:table-cell office:value-type="float" office:value="2155" table:style-name="ce103">
            <text:p><text:s text:c="3"/>2,155</text:p>
          </table:table-cell>
          <table:table-cell office:value-type="float" office:value="2065" table:style-name="ce104">
            <text:p><text:s text:c="3"/>2,065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0" table:style-name="ce104">
            <text:p>—</text:p>
          </table:table-cell>
          <table:table-cell office:value-type="float" office:value="1997" table:style-name="ce104">
            <text:p><text:s text:c="3"/>1,997</text:p>
          </table:table-cell>
          <table:table-cell office:value-type="float" office:value="71" table:style-name="ce104">
            <text:p><text:s text:c="3"/>71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2132" table:style-name="ce48">
            <text:p><text:s text:c="3"/>2,132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15" table:style-name="ce102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—</text:p>
          </table:table-cell>
          <table:table-cell office:value-type="float" office:value="140" table:style-name="ce27">
            <text:p><text:s text:c="3"/>14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46" table:style-name="ce27">
            <text:p><text:s text:c="3"/>146</text:p>
          </table:table-cell>
          <table:table-cell office:value-type="float" office:value="0" table:style-name="ce46">
            <text:p>—</text:p>
          </table:table-cell>
          <table:table-cell office:value-type="float" office:value="4" table:style-name="ce3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27" table:style-name="ce43">
            <text:p><text:s text:c="3"/>127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420" table:style-name="ce99">
            <text:p><text:s text:c="3"/>420</text:p>
          </table:table-cell>
          <table:table-cell office:value-type="float" office:value="400" table:style-name="ce99">
            <text:p><text:s text:c="3"/>400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0" table:style-name="ce99">
            <text:p>—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416" table:style-name="ce36">
            <text:p><text:s text:c="3"/>416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9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—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00" table:style-name="ce42">
            <text:p><text:s text:c="3"/>20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0" table:style-name="ce42">
            <text:p>—</text:p>
          </table:table-cell>
          <table:table-cell office:value-type="float" office:value="185" table:style-name="ce43">
            <text:p><text:s text:c="3"/>185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381" table:style-name="ce99">
            <text:p><text:s text:c="3"/>381</text:p>
          </table:table-cell>
          <table:table-cell office:value-type="float" office:value="367" table:style-name="ce99">
            <text:p><text:s text:c="3"/>367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—</text:p>
          </table:table-cell>
          <table:table-cell office:value-type="float" office:value="176" table:style-name="ce27">
            <text:p><text:s text:c="3"/>17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91" table:style-name="ce27">
            <text:p><text:s text:c="3"/>191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90" table:style-name="ce42">
            <text:p><text:s text:c="3"/>19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0" table:style-name="ce42">
            <text:p>—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89" table:style-name="ce43">
            <text:p><text:s text:c="3"/>189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018" table:style-name="ce99">
            <text:p><text:s text:c="3"/>1,018</text:p>
          </table:table-cell>
          <table:table-cell office:value-type="float" office:value="991" table:style-name="ce99">
            <text:p><text:s text:c="3"/>991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0" table:style-name="ce99">
            <text:p>—</text:p>
          </table:table-cell>
          <table:table-cell office:value-type="float" office:value="968" table:style-name="ce27">
            <text:p><text:s text:c="3"/>968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012" table:style-name="ce36">
            <text:p><text:s text:c="3"/>1,01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—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0" table:style-name="ce46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481" table:style-name="ce42">
            <text:p><text:s text:c="3"/>481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0" table:style-name="ce42">
            <text:p>—</text:p>
          </table:table-cell>
          <table:table-cell office:value-type="float" office:value="458" table:style-name="ce43">
            <text:p><text:s text:c="3"/>458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478" table:style-name="ce43">
            <text:p><text:s text:c="3"/>478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252" table:style-name="ce99">
            <text:p><text:s text:c="3"/>252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0" table:style-name="ce99">
            <text:p>—</text:p>
          </table:table-cell>
          <table:table-cell office:value-type="float" office:value="245" table:style-name="ce27">
            <text:p><text:s text:c="3"/>245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—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31" table:style-name="ce27">
            <text:p><text:s text:c="3"/>1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35" table:style-name="ce42">
            <text:p><text:s text:c="3"/>13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0" table:style-name="ce42">
            <text:p>—</text:p>
          </table:table-cell>
          <table:table-cell office:value-type="float" office:value="121" table:style-name="ce43">
            <text:p><text:s text:c="3"/>121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135" table:style-name="ce43">
            <text:p><text:s text:c="3"/>135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352" table:style-name="ce99">
            <text:p><text:s text:c="3"/>352</text:p>
          </table:table-cell>
          <table:table-cell office:value-type="float" office:value="337" table:style-name="ce99">
            <text:p><text:s text:c="3"/>337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0" table:style-name="ce99">
            <text:p>—</text:p>
          </table:table-cell>
          <table:table-cell office:value-type="float" office:value="321" table:style-name="ce27">
            <text:p><text:s text:c="3"/>321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51" table:style-name="ce36">
            <text:p><text:s text:c="3"/>35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—</text:p>
          </table:table-cell>
          <table:table-cell office:value-type="float" office:value="160" table:style-name="ce27">
            <text:p><text:s text:c="3"/>16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78" table:style-name="ce27">
            <text:p><text:s text:c="3"/>178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74" table:style-name="ce42">
            <text:p><text:s text:c="3"/>174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161" table:style-name="ce43">
            <text:p><text:s text:c="3"/>161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73" table:style-name="ce43">
            <text:p><text:s text:c="3"/>173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221" table:style-name="ce99">
            <text:p><text:s text:c="3"/>221</text:p>
          </table:table-cell>
          <table:table-cell office:value-type="float" office:value="210" table:style-name="ce99">
            <text:p><text:s text:c="3"/>210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0" table:style-name="ce99">
            <text:p>—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—</text:p>
          </table:table-cell>
          <table:table-cell office:value-type="float" office:value="103" table:style-name="ce27">
            <text:p><text:s text:c="3"/>10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10" table:style-name="ce27">
            <text:p><text:s text:c="3"/>110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11" table:style-name="ce42">
            <text:p><text:s text:c="3"/>111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99" table:style-name="ce43">
            <text:p><text:s text:c="3"/>99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387" table:style-name="ce99">
            <text:p><text:s text:c="3"/>387</text:p>
          </table:table-cell>
          <table:table-cell office:value-type="float" office:value="362" table:style-name="ce99">
            <text:p><text:s text:c="3"/>362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0" table:style-name="ce99">
            <text:p>—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0" table:style-name="ce99">
            <text:p>—</text:p>
          </table:table-cell>
          <table:table-cell office:value-type="float" office:value="5" table:style-name="ce9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—</text:p>
          </table:table-cell>
          <table:table-cell office:value-type="float" office:value="187" table:style-name="ce27">
            <text:p><text:s text:c="3"/>1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88" table:style-name="ce27">
            <text:p><text:s text:c="3"/>188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97" table:style-name="ce42">
            <text:p><text:s text:c="3"/>19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0" table:style-name="ce42">
            <text:p>—</text:p>
          </table:table-cell>
          <table:table-cell office:value-type="float" office:value="176" table:style-name="ce43">
            <text:p><text:s text:c="3"/>176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13" table:style-name="ce40">
            <text:p><text:s text:c="3"/>13</text:p>
          </table:table-cell>
          <table:table-cell office:value-type="float" office:value="194" table:style-name="ce43">
            <text:p><text:s text:c="3"/>194</text:p>
          </table:table-cell>
          <table:table-cell office:value-type="float" office:value="0" table:style-name="ce42">
            <text:p>—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114" table:style-name="ce99">
            <text:p><text:s text:c="3"/>114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0" table:style-name="ce99">
            <text:p>—</text:p>
          </table:table-cell>
          <table:table-cell office:value-type="float" office:value="121" table:style-name="ce27">
            <text:p><text:s text:c="3"/>121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65" table:style-name="ce27">
            <text:p><text:s text:c="3"/>65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0" table:style-name="ce42">
            <text:p>—</text:p>
          </table:table-cell>
          <table:table-cell office:value-type="float" office:value="58" table:style-name="ce43">
            <text:p><text:s text:c="3"/>58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84" table:style-name="ce99">
            <text:p><text:s text:c="3"/>184</text:p>
          </table:table-cell>
          <table:table-cell office:value-type="float" office:value="168" table:style-name="ce99">
            <text:p><text:s text:c="3"/>168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0" table:style-name="ce99">
            <text:p>—</text:p>
          </table:table-cell>
          <table:table-cell office:value-type="float" office:value="172" table:style-name="ce27">
            <text:p><text:s text:c="3"/>172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—</text:p>
          </table:table-cell>
          <table:table-cell office:value-type="float" office:value="91" table:style-name="ce27">
            <text:p><text:s text:c="3"/>9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0" table:style-name="ce42">
            <text:p>—</text:p>
          </table:table-cell>
          <table:table-cell office:value-type="float" office:value="81" table:style-name="ce43">
            <text:p><text:s text:c="3"/>81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36" table:style-name="ce27">
            <text:p><text:s text:c="3"/>36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6" table:style-name="ce27">
            <text:p><text:s text:c="3"/>36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76" table:style-name="ce99">
            <text:p><text:s text:c="3"/>176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160" table:style-name="ce27">
            <text:p><text:s text:c="3"/>160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—</text:p>
          </table:table-cell>
          <table:table-cell office:value-type="float" office:value="82" table:style-name="ce27">
            <text:p><text:s text:c="3"/>8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86" table:style-name="ce27">
            <text:p><text:s text:c="3"/>86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89" table:style-name="ce42">
            <text:p><text:s text:c="3"/>89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87" table:style-name="ce43">
            <text:p><text:s text:c="3"/>87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362" table:style-name="ce99">
            <text:p><text:s text:c="3"/>362</text:p>
          </table:table-cell>
          <table:table-cell office:value-type="float" office:value="353" table:style-name="ce99">
            <text:p><text:s text:c="3"/>353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347" table:style-name="ce27">
            <text:p><text:s text:c="3"/>347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174" table:style-name="ce27">
            <text:p><text:s text:c="3"/>17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78" table:style-name="ce27">
            <text:p><text:s text:c="3"/>178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83" table:style-name="ce42">
            <text:p><text:s text:c="3"/>183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173" table:style-name="ce43">
            <text:p><text:s text:c="3"/>173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80" table:style-name="ce43">
            <text:p><text:s text:c="3"/>180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73" table:style-name="ce99">
            <text:p><text:s text:c="3"/>173</text:p>
          </table:table-cell>
          <table:table-cell office:value-type="float" office:value="168" table:style-name="ce99">
            <text:p><text:s text:c="3"/>168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158" table:style-name="ce27">
            <text:p><text:s text:c="3"/>158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—</text:p>
          </table:table-cell>
          <table:table-cell office:value-type="float" office:value="81" table:style-name="ce27">
            <text:p><text:s text:c="3"/>8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0" table:style-name="ce46">
            <text:p>—</text:p>
          </table:table-cell>
          <table:table-cell office:value-type="float" office:value="4" table:style-name="ce3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84" table:style-name="ce42">
            <text:p><text:s text:c="3"/>8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77" table:style-name="ce43">
            <text:p><text:s text:c="3"/>77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82" table:style-name="ce43">
            <text:p><text:s text:c="3"/>82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55">
            <text:p>計</text:p>
          </table:table-cell>
          <table:table-cell office:value-type="float" office:value="98" table:style-name="ce81">
            <text:p><text:s text:c="3"/>98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0" table:style-name="ce81">
            <text:p>—</text:p>
          </table:table-cell>
          <table:table-cell office:value-type="float" office:value="88" table:style-name="ce51">
            <text:p><text:s text:c="3"/>88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7" table:style-name="ce54">
            <text:p><text:s text:c="3"/>97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10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6">
            <text:p>福建省</text:p>
          </table:table-cell>
          <table:table-cell office:value-type="string" table:style-name="ce52">
            <text:p>男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40" table:style-name="ce51">
            <text:p><text:s text:c="3"/>40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62">
            <text:p>女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53" table:style-name="ce104">
            <text:p><text:s text:c="3"/>5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8" table:style-name="ce48">
            <text:p><text:s text:c="3"/>48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52" table:style-name="ce48">
            <text:p><text:s text:c="3"/>5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88" table:style-name="ce99">
            <text:p><text:s text:c="3"/>88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79" table:style-name="ce27">
            <text:p><text:s text:c="3"/>79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7">
            <text:p>計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0" table:style-name="ce99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95"/>
          <table:table-cell table:number-columns-repeated="2" table:style-name="ce94"/>
          <table:table-cell table:number-columns-repeated="3" table:style-name="ce1"/>
          <table:table-cell office:value-type="string" table:style-name="ce93">
            <text:p>內政部戶政司 民國105年5月4日編製</text:p>
          </table:table-cell>
          <table:table-cell table:number-columns-repeated="16372"/>
        </table:table-row>
        <table:table-row table:style-name="ro8">
          <table:table-cell table:style-name="ce92"/>
          <table:table-cell table:style-name="ce1"/>
          <table:table-cell table:style-name="ce91"/>
          <table:table-cell table:number-columns-repeated="16381" table:style-name="ce1"/>
        </table:table-row>
        <table:table-row table:style-name="ro8">
          <table:table-cell table:style-name="ce90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160" table:style-name="ta3">
        <table:table-source xlink:href="file:///D:/0662/A.上網月報(含1科)/105年/10504/新表號02,07~11-連結(公式)檔105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RCRP0C1D0" table:style-name="ta3">
        <table:table-source xlink:href="file:///D:/0662/A.上網月報(含1科)/105年/10504/新表號02,07~11-連結(公式)檔105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RCRP0C1E0" table:style-name="ta3">
        <table:table-source xlink:href="file:///D:/0662/A.上網月報(含1科)/105年/10504/新表號02,07~11-連結(公式)檔105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新02性比例等-年月別" table:style-name="ta3">
        <table:table-source xlink:href="file:///D:/0662/A.上網月報(含1科)/105年/10504/新表號02,07~11-連結(公式)檔105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2-縣市別" table:style-name="ta3">
        <table:table-source xlink:href="file:///D:/0662/A.上網月報(含1科)/105年/10504/新表號02,07~11-連結(公式)檔105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5-03T10:31:02Z</meta:creation-date>
    <dc:date>2017-09-30T10:20:44Z</dc:date>
  </office:meta>
</office:document-meta>
</file>